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25-11-18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2776" calcext:value-type="float">
            <text:p>57.2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25-07-31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6576" calcext:value-type="float">
            <text:p>57.1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25-04-29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2944" calcext:value-type="float">
            <text:p>57.0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25-02-0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4384" calcext:value-type="float">
            <text:p>57.1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24-10-31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2296" calcext:value-type="float">
            <text:p>57.2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24-08-14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9624" calcext:value-type="float">
            <text:p>57.1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24-06-11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6848" calcext:value-type="float">
            <text:p>57.0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24-03-15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9624" calcext:value-type="float">
            <text:p>57.1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23-12-28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8288" calcext:value-type="float">
            <text:p>57.1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23-09-18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23-05-25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7328" calcext:value-type="float">
            <text:p>57.1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23-01-24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9728" calcext:value-type="float">
            <text:p>57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22-12-01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9728" calcext:value-type="float">
            <text:p>57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22-09-29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6888" calcext:value-type="float">
            <text:p>57.3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22-06-16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9416" calcext:value-type="float">
            <text:p>57.0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21-11-16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21-02-0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4136" calcext:value-type="float">
            <text:p>56.7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20-07-29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8328" calcext:value-type="float">
            <text:p>57.4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20-02-14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34" calcext:value-type="float">
            <text:p>57.6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19-10-17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7888" calcext:value-type="float">
            <text:p>57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19-07-09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4528" calcext:value-type="float">
            <text:p>57.5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19-04-2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19-01-25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1" calcext:value-type="float">
            <text:p>57.5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18-10-26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7408" calcext:value-type="float">
            <text:p>57.7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18-07-27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7888" calcext:value-type="float">
            <text:p>57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18-05-01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18-01-23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17-10-17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17-07-06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17-05-30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0664" calcext:value-type="float">
            <text:p>57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17-03-15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16-11-28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7424" calcext:value-type="float">
            <text:p>58.6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16-09-12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9784" calcext:value-type="float">
            <text:p>58.4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16-05-0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1184" calcext:value-type="float">
            <text:p>58.2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16-02-1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6632" calcext:value-type="float">
            <text:p>58.3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15-07-16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6632" calcext:value-type="float">
            <text:p>58.3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15-06-01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15-04-02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14-10-28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684" calcext:value-type="float">
            <text:p>58.5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14-08-25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14-06-02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14-03-1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13-12-16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1664" calcext:value-type="float">
            <text:p>58.2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13-08-15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13-05-06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13-02-28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12-11-15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12-08-13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12-05-17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0872" calcext:value-type="float">
            <text:p>58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12-02-22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868" calcext:value-type="float">
            <text:p>58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11-12-14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11-08-15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2144" calcext:value-type="float">
            <text:p>58.3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11-05-1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2208" calcext:value-type="float">
            <text:p>58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11-03-02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10-11-10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7696" calcext:value-type="float">
            <text:p>58.5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10-08-12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10-05-11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0872" calcext:value-type="float">
            <text:p>58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10-03-0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8096" calcext:value-type="float">
            <text:p>57.9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09-12-03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1896" calcext:value-type="float">
            <text:p>57.8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09-09-03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09-05-04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4904" calcext:value-type="float">
            <text:p>57.5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09-02-25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08-10-22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9496" calcext:value-type="float">
            <text:p>57.6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08-07-31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1168" calcext:value-type="float">
            <text:p>57.3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08-05-01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08-01-24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0816" calcext:value-type="float">
            <text:p>56.8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07-10-29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07-07-25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07-05-22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07-02-01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06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06-07-12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06-04-13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0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05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0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9176" calcext:value-type="float">
            <text:p>55.1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05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5648" calcext:value-type="float">
            <text:p>55.0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0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972" calcext:value-type="float">
            <text:p>54.9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0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8008" calcext:value-type="float">
            <text:p>54.9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0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0952" calcext:value-type="float">
            <text:p>54.8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0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4272" calcext:value-type="float">
            <text:p>54.7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0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2456" calcext:value-type="float">
            <text:p>54.7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03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9408" calcext:value-type="float">
            <text:p>54.6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03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1224" calcext:value-type="float">
            <text:p>54.7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03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0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0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7696" calcext:value-type="float">
            <text:p>54.7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02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624" calcext:value-type="float">
            <text:p>54.5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0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772" calcext:value-type="float">
            <text:p>54.1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02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5152" calcext:value-type="float">
            <text:p>54.1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01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0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5112" calcext:value-type="float">
            <text:p>53.8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0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0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4592" calcext:value-type="float">
            <text:p>53.5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0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4112" calcext:value-type="float">
            <text:p>53.4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00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9728" calcext:value-type="float">
            <text:p>53.4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0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2000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332" calcext:value-type="float">
            <text:p>53.2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7392" calcext:value-type="float">
            <text:p>53.0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9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3216" calcext:value-type="float">
            <text:p>53.1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1712" calcext:value-type="float">
            <text:p>53.3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9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9416" calcext:value-type="float">
            <text:p>53.2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9104" calcext:value-type="float">
            <text:p>53.0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9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9856" calcext:value-type="float">
            <text:p>52.9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804" calcext:value-type="float">
            <text:p>52.8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6224" calcext:value-type="float">
            <text:p>52.8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9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1464" calcext:value-type="float">
            <text:p>52.8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948" calcext:value-type="float">
            <text:p>52.9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8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756" calcext:value-type="float">
            <text:p>52.8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7456" calcext:value-type="float">
            <text:p>52.7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1256" calcext:value-type="float">
            <text:p>52.7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7624" calcext:value-type="float">
            <text:p>52.6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1904" calcext:value-type="float">
            <text:p>52.5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372" calcext:value-type="float">
            <text:p>52.6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276" calcext:value-type="float">
            <text:p>52.5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3824" calcext:value-type="float">
            <text:p>52.6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804" calcext:value-type="float">
            <text:p>52.8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7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2464" calcext:value-type="float">
            <text:p>53.2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564" calcext:value-type="float">
            <text:p>52.7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7832" calcext:value-type="float">
            <text:p>52.7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7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0088" calcext:value-type="float">
            <text:p>52.5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3576" calcext:value-type="float">
            <text:p>52.2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4432" calcext:value-type="float">
            <text:p>52.2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3096" calcext:value-type="float">
            <text:p>52.2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7376" calcext:value-type="float">
            <text:p>52.1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4432" calcext:value-type="float">
            <text:p>52.2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4432" calcext:value-type="float">
            <text:p>52.2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6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3472" calcext:value-type="float">
            <text:p>52.1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8296" calcext:value-type="float">
            <text:p>51.8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6856" calcext:value-type="float">
            <text:p>51.8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3704" calcext:value-type="float">
            <text:p>51.7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3808" calcext:value-type="float">
            <text:p>51.8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6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0656" calcext:value-type="float">
            <text:p>51.7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5144" calcext:value-type="float">
            <text:p>51.8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9048" calcext:value-type="float">
            <text:p>51.8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9632" calcext:value-type="float">
            <text:p>51.9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4288" calcext:value-type="float">
            <text:p>51.8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0008" calcext:value-type="float">
            <text:p>51.8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5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308" calcext:value-type="float">
            <text:p>51.3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5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6024" calcext:value-type="float">
            <text:p>51.2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164" calcext:value-type="float">
            <text:p>51.2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7256" calcext:value-type="float">
            <text:p>51.1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6024" calcext:value-type="float">
            <text:p>51.2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5064" calcext:value-type="float">
            <text:p>51.1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9824" calcext:value-type="float">
            <text:p>51.1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7256" calcext:value-type="float">
            <text:p>51.1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8488" calcext:value-type="float">
            <text:p>51.1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5712" calcext:value-type="float">
            <text:p>51.0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1328" calcext:value-type="float">
            <text:p>51.0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5128" calcext:value-type="float">
            <text:p>50.9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5296" calcext:value-type="float">
            <text:p>50.7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0872" calcext:value-type="float">
            <text:p>50.4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3" calcext:value-type="float">
            <text:p>50.6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9576" calcext:value-type="float">
            <text:p>50.7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6152" calcext:value-type="float">
            <text:p>50.7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4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6152" calcext:value-type="float">
            <text:p>50.7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7488" calcext:value-type="float">
            <text:p>50.7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7384" calcext:value-type="float">
            <text:p>50.6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2792" calcext:value-type="float">
            <text:p>50.5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6696" calcext:value-type="float">
            <text:p>50.5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06" calcext:value-type="float">
            <text:p>50.5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7552" calcext:value-type="float">
            <text:p>50.5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9264" calcext:value-type="float">
            <text:p>50.4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9264" calcext:value-type="float">
            <text:p>50.4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012" calcext:value-type="float">
            <text:p>50.4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7072" calcext:value-type="float">
            <text:p>50.4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7072" calcext:value-type="float">
            <text:p>50.4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6592" calcext:value-type="float">
            <text:p>50.4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3544" calcext:value-type="float">
            <text:p>50.4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7448" calcext:value-type="float">
            <text:p>50.4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5256" calcext:value-type="float">
            <text:p>50.4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6488" calcext:value-type="float">
            <text:p>50.3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8576" calcext:value-type="float">
            <text:p>50.3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3336" calcext:value-type="float">
            <text:p>50.3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0288" calcext:value-type="float">
            <text:p>50.3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0288" calcext:value-type="float">
            <text:p>50.3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0288" calcext:value-type="float">
            <text:p>50.3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8744" calcext:value-type="float">
            <text:p>50.1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6552" calcext:value-type="float">
            <text:p>50.1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6552" calcext:value-type="float">
            <text:p>50.1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3504" calcext:value-type="float">
            <text:p>50.1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0456" calcext:value-type="float">
            <text:p>50.1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6928" calcext:value-type="float">
            <text:p>50.0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6928" calcext:value-type="float">
            <text:p>50.0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388" calcext:value-type="float">
            <text:p>50.0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1688" calcext:value-type="float">
            <text:p>50.0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2544" calcext:value-type="float">
            <text:p>50.0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34" calcext:value-type="float">
            <text:p>50.0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1208" calcext:value-type="float">
            <text:p>50.0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2064" calcext:value-type="float">
            <text:p>50.0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9872" calcext:value-type="float">
            <text:p>50.0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6824" calcext:value-type="float">
            <text:p>50.0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0728" calcext:value-type="float">
            <text:p>50.0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0728" calcext:value-type="float">
            <text:p>50.0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0728" calcext:value-type="float">
            <text:p>50.0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0728" calcext:value-type="float">
            <text:p>50.0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0728" calcext:value-type="float">
            <text:p>50.0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4632" calcext:value-type="float">
            <text:p>50.0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4632" calcext:value-type="float">
            <text:p>50.0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0728" calcext:value-type="float">
            <text:p>50.0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3776" calcext:value-type="float">
            <text:p>50.0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3776" calcext:value-type="float">
            <text:p>50.0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3776" calcext:value-type="float">
            <text:p>50.0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3776" calcext:value-type="float">
            <text:p>50.0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6824" calcext:value-type="float">
            <text:p>50.0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6824" calcext:value-type="float">
            <text:p>50.0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6824" calcext:value-type="float">
            <text:p>50.0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9872" calcext:value-type="float">
            <text:p>50.0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9872" calcext:value-type="float">
            <text:p>50.0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9872" calcext:value-type="float">
            <text:p>50.0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9872" calcext:value-type="float">
            <text:p>50.0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5968" calcext:value-type="float">
            <text:p>50.0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2064" calcext:value-type="float">
            <text:p>50.0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2064" calcext:value-type="float">
            <text:p>50.0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2064" calcext:value-type="float">
            <text:p>50.0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5112" calcext:value-type="float">
            <text:p>50.0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5112" calcext:value-type="float">
            <text:p>50.0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5112" calcext:value-type="float">
            <text:p>50.0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5112" calcext:value-type="float">
            <text:p>50.0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1208" calcext:value-type="float">
            <text:p>50.0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1208" calcext:value-type="float">
            <text:p>50.0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1208" calcext:value-type="float">
            <text:p>50.0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1208" calcext:value-type="float">
            <text:p>50.0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4256" calcext:value-type="float">
            <text:p>50.0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4256" calcext:value-type="float">
            <text:p>50.0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5112" calcext:value-type="float">
            <text:p>50.0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292" calcext:value-type="float">
            <text:p>50.0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3776" calcext:value-type="float">
            <text:p>50.0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3776" calcext:value-type="float">
            <text:p>50.0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0728" calcext:value-type="float">
            <text:p>50.0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5488" calcext:value-type="float">
            <text:p>50.0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5488" calcext:value-type="float">
            <text:p>50.0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5488" calcext:value-type="float">
            <text:p>50.0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5488" calcext:value-type="float">
            <text:p>50.0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5488" calcext:value-type="float">
            <text:p>50.0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244" calcext:value-type="float">
            <text:p>50.0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9392" calcext:value-type="float">
            <text:p>49.9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9392" calcext:value-type="float">
            <text:p>49.9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3296" calcext:value-type="float">
            <text:p>49.9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8912" calcext:value-type="float">
            <text:p>49.9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8912" calcext:value-type="float">
            <text:p>49.9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8912" calcext:value-type="float">
            <text:p>49.9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196" calcext:value-type="float">
            <text:p>49.9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8536" calcext:value-type="float">
            <text:p>50.0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8536" calcext:value-type="float">
            <text:p>50.0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8536" calcext:value-type="float">
            <text:p>50.0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8536" calcext:value-type="float">
            <text:p>50.0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8536" calcext:value-type="float">
            <text:p>50.0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8536" calcext:value-type="float">
            <text:p>50.0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8536" calcext:value-type="float">
            <text:p>50.0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8536" calcext:value-type="float">
            <text:p>50.0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8536" calcext:value-type="float">
            <text:p>50.0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8536" calcext:value-type="float">
            <text:p>50.0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8536" calcext:value-type="float">
            <text:p>50.0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244" calcext:value-type="float">
            <text:p>50.0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244" calcext:value-type="float">
            <text:p>50.0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244" calcext:value-type="float">
            <text:p>50.0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4152" calcext:value-type="float">
            <text:p>49.9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3296" calcext:value-type="float">
            <text:p>49.9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3296" calcext:value-type="float">
            <text:p>49.9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3296" calcext:value-type="float">
            <text:p>49.9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9392" calcext:value-type="float">
            <text:p>49.9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9392" calcext:value-type="float">
            <text:p>49.9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5488" calcext:value-type="float">
            <text:p>50.0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292" calcext:value-type="float">
            <text:p>50.0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292" calcext:value-type="float">
            <text:p>50.0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292" calcext:value-type="float">
            <text:p>50.0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292" calcext:value-type="float">
            <text:p>50.0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292" calcext:value-type="float">
            <text:p>50.0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292" calcext:value-type="float">
            <text:p>50.0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292" calcext:value-type="float">
            <text:p>50.0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292" calcext:value-type="float">
            <text:p>50.0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292" calcext:value-type="float">
            <text:p>50.0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244" calcext:value-type="float">
            <text:p>50.0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5968" calcext:value-type="float">
            <text:p>50.0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292" calcext:value-type="float">
            <text:p>50.0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9872" calcext:value-type="float">
            <text:p>50.0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9872" calcext:value-type="float">
            <text:p>50.0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0728" calcext:value-type="float">
            <text:p>50.0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8744" calcext:value-type="float">
            <text:p>50.1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6552" calcext:value-type="float">
            <text:p>50.1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6552" calcext:value-type="float">
            <text:p>50.1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3504" calcext:value-type="float">
            <text:p>50.1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264" calcext:value-type="float">
            <text:p>50.1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264" calcext:value-type="float">
            <text:p>50.1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264" calcext:value-type="float">
            <text:p>50.1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1312" calcext:value-type="float">
            <text:p>50.1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264" calcext:value-type="float">
            <text:p>50.1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7888" calcext:value-type="float">
            <text:p>50.1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7888" calcext:value-type="float">
            <text:p>50.1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7888" calcext:value-type="float">
            <text:p>50.1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8744" calcext:value-type="float">
            <text:p>50.1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0936" calcext:value-type="float">
            <text:p>50.1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3984" calcext:value-type="float">
            <text:p>50.1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3984" calcext:value-type="float">
            <text:p>50.1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8744" calcext:value-type="float">
            <text:p>50.1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6552" calcext:value-type="float">
            <text:p>50.1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0936" calcext:value-type="float">
            <text:p>50.1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436" calcext:value-type="float">
            <text:p>50.1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6552" calcext:value-type="float">
            <text:p>50.1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6552" calcext:value-type="float">
            <text:p>50.1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8744" calcext:value-type="float">
            <text:p>50.1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8744" calcext:value-type="float">
            <text:p>50.1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3504" calcext:value-type="float">
            <text:p>50.1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0456" calcext:value-type="float">
            <text:p>50.1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264" calcext:value-type="float">
            <text:p>50.1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436" calcext:value-type="float">
            <text:p>50.1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436" calcext:value-type="float">
            <text:p>50.1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436" calcext:value-type="float">
            <text:p>50.1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436" calcext:value-type="float">
            <text:p>50.1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264" calcext:value-type="float">
            <text:p>50.1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264" calcext:value-type="float">
            <text:p>50.1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264" calcext:value-type="float">
            <text:p>50.1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264" calcext:value-type="float">
            <text:p>50.1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264" calcext:value-type="float">
            <text:p>50.1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264" calcext:value-type="float">
            <text:p>50.1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264" calcext:value-type="float">
            <text:p>50.1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264" calcext:value-type="float">
            <text:p>50.1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264" calcext:value-type="float">
            <text:p>50.1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6072" calcext:value-type="float">
            <text:p>50.1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388" calcext:value-type="float">
            <text:p>50.0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388" calcext:value-type="float">
            <text:p>50.0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0832" calcext:value-type="float">
            <text:p>50.0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4736" calcext:value-type="float">
            <text:p>50.0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4736" calcext:value-type="float">
            <text:p>50.0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4736" calcext:value-type="float">
            <text:p>50.0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4736" calcext:value-type="float">
            <text:p>50.0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4736" calcext:value-type="float">
            <text:p>50.0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5592" calcext:value-type="float">
            <text:p>50.0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2544" calcext:value-type="float">
            <text:p>50.0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9496" calcext:value-type="float">
            <text:p>50.0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6448" calcext:value-type="float">
            <text:p>50.0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6448" calcext:value-type="float">
            <text:p>50.0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34" calcext:value-type="float">
            <text:p>50.0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34" calcext:value-type="float">
            <text:p>50.0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34" calcext:value-type="float">
            <text:p>50.0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34" calcext:value-type="float">
            <text:p>50.0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34" calcext:value-type="float">
            <text:p>50.0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7304" calcext:value-type="float">
            <text:p>50.0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4256" calcext:value-type="float">
            <text:p>50.0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4256" calcext:value-type="float">
            <text:p>50.0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5112" calcext:value-type="float">
            <text:p>50.0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5112" calcext:value-type="float">
            <text:p>50.0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5112" calcext:value-type="float">
            <text:p>50.0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5592" calcext:value-type="float">
            <text:p>50.0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2544" calcext:value-type="float">
            <text:p>50.0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2544" calcext:value-type="float">
            <text:p>50.0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2544" calcext:value-type="float">
            <text:p>50.0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9496" calcext:value-type="float">
            <text:p>50.0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9496" calcext:value-type="float">
            <text:p>50.0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9496" calcext:value-type="float">
            <text:p>50.0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6448" calcext:value-type="float">
            <text:p>50.0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6448" calcext:value-type="float">
            <text:p>50.0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34" calcext:value-type="float">
            <text:p>50.0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34" calcext:value-type="float">
            <text:p>50.0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34" calcext:value-type="float">
            <text:p>50.0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0352" calcext:value-type="float">
            <text:p>50.0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0352" calcext:value-type="float">
            <text:p>50.0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0352" calcext:value-type="float">
            <text:p>50.0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7304" calcext:value-type="float">
            <text:p>50.0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7304" calcext:value-type="float">
            <text:p>50.0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4256" calcext:value-type="float">
            <text:p>50.0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4256" calcext:value-type="float">
            <text:p>50.0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1208" calcext:value-type="float">
            <text:p>50.0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9872" calcext:value-type="float">
            <text:p>50.0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6824" calcext:value-type="float">
            <text:p>50.0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3776" calcext:value-type="float">
            <text:p>50.0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3776" calcext:value-type="float">
            <text:p>50.0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0728" calcext:value-type="float">
            <text:p>50.0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0728" calcext:value-type="float">
            <text:p>50.0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0728" calcext:value-type="float">
            <text:p>50.0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0728" calcext:value-type="float">
            <text:p>50.0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0728" calcext:value-type="float">
            <text:p>50.0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3776" calcext:value-type="float">
            <text:p>50.0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3776" calcext:value-type="float">
            <text:p>50.0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3776" calcext:value-type="float">
            <text:p>50.0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3776" calcext:value-type="float">
            <text:p>50.0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3776" calcext:value-type="float">
            <text:p>50.0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3776" calcext:value-type="float">
            <text:p>50.0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3776" calcext:value-type="float">
            <text:p>50.0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6824" calcext:value-type="float">
            <text:p>50.0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0728" calcext:value-type="float">
            <text:p>50.0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4632" calcext:value-type="float">
            <text:p>50.0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8536" calcext:value-type="float">
            <text:p>50.0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5488" calcext:value-type="float">
            <text:p>50.0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3296" calcext:value-type="float">
            <text:p>49.9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4152" calcext:value-type="float">
            <text:p>49.9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196" calcext:value-type="float">
            <text:p>49.9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5864" calcext:value-type="float">
            <text:p>49.9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5864" calcext:value-type="float">
            <text:p>49.9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9768" calcext:value-type="float">
            <text:p>49.9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3672" calcext:value-type="float">
            <text:p>49.9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9768" calcext:value-type="float">
            <text:p>49.9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9768" calcext:value-type="float">
            <text:p>49.9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9768" calcext:value-type="float">
            <text:p>49.9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3672" calcext:value-type="float">
            <text:p>49.9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3672" calcext:value-type="float">
            <text:p>49.9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3672" calcext:value-type="float">
            <text:p>49.9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3672" calcext:value-type="float">
            <text:p>49.9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7576" calcext:value-type="float">
            <text:p>49.9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4528" calcext:value-type="float">
            <text:p>49.9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4528" calcext:value-type="float">
            <text:p>49.9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8056" calcext:value-type="float">
            <text:p>49.9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8056" calcext:value-type="float">
            <text:p>49.9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8056" calcext:value-type="float">
            <text:p>49.9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5008" calcext:value-type="float">
            <text:p>49.9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0144" calcext:value-type="float">
            <text:p>49.9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7096" calcext:value-type="float">
            <text:p>49.9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4048" calcext:value-type="float">
            <text:p>49.9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4048" calcext:value-type="float">
            <text:p>49.9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7952" calcext:value-type="float">
            <text:p>49.9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8808" calcext:value-type="float">
            <text:p>49.8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8808" calcext:value-type="float">
            <text:p>49.8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8808" calcext:value-type="float">
            <text:p>49.8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8808" calcext:value-type="float">
            <text:p>49.8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8808" calcext:value-type="float">
            <text:p>49.8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8808" calcext:value-type="float">
            <text:p>49.8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8808" calcext:value-type="float">
            <text:p>49.8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0144" calcext:value-type="float">
            <text:p>49.9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7952" calcext:value-type="float">
            <text:p>49.9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1856" calcext:value-type="float">
            <text:p>49.9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1856" calcext:value-type="float">
            <text:p>49.9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1" calcext:value-type="float">
            <text:p>49.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1" calcext:value-type="float">
            <text:p>49.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5384" calcext:value-type="float">
            <text:p>49.9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5384" calcext:value-type="float">
            <text:p>49.9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5384" calcext:value-type="float">
            <text:p>49.9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2336" calcext:value-type="float">
            <text:p>49.9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5384" calcext:value-type="float">
            <text:p>49.9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148" calcext:value-type="float">
            <text:p>49.9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148" calcext:value-type="float">
            <text:p>49.9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148" calcext:value-type="float">
            <text:p>49.9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148" calcext:value-type="float">
            <text:p>49.9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1" calcext:value-type="float">
            <text:p>49.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1" calcext:value-type="float">
            <text:p>49.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1" calcext:value-type="float">
            <text:p>49.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1" calcext:value-type="float">
            <text:p>49.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1" calcext:value-type="float">
            <text:p>49.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1" calcext:value-type="float">
            <text:p>49.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8808" calcext:value-type="float">
            <text:p>49.8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7472" calcext:value-type="float">
            <text:p>49.8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6616" calcext:value-type="float">
            <text:p>49.8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6616" calcext:value-type="float">
            <text:p>49.8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6616" calcext:value-type="float">
            <text:p>49.8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7472" calcext:value-type="float">
            <text:p>49.8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9184" calcext:value-type="float">
            <text:p>49.8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1" calcext:value-type="float">
            <text:p>49.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1" calcext:value-type="float">
            <text:p>49.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7952" calcext:value-type="float">
            <text:p>49.9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9664" calcext:value-type="float">
            <text:p>49.8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9664" calcext:value-type="float">
            <text:p>49.8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9664" calcext:value-type="float">
            <text:p>49.8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7472" calcext:value-type="float">
            <text:p>49.8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9664" calcext:value-type="float">
            <text:p>49.8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9664" calcext:value-type="float">
            <text:p>49.8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4424" calcext:value-type="float">
            <text:p>49.8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2232" calcext:value-type="float">
            <text:p>49.8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9184" calcext:value-type="float">
            <text:p>49.8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3944" calcext:value-type="float">
            <text:p>49.8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4424" calcext:value-type="float">
            <text:p>49.8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7952" calcext:value-type="float">
            <text:p>49.9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7952" calcext:value-type="float">
            <text:p>49.9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7952" calcext:value-type="float">
            <text:p>49.9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7952" calcext:value-type="float">
            <text:p>49.9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8328" calcext:value-type="float">
            <text:p>49.8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7472" calcext:value-type="float">
            <text:p>49.8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7952" calcext:value-type="float">
            <text:p>49.9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7952" calcext:value-type="float">
            <text:p>49.9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0144" calcext:value-type="float">
            <text:p>49.9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7096" calcext:value-type="float">
            <text:p>49.9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7096" calcext:value-type="float">
            <text:p>49.9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9288" calcext:value-type="float">
            <text:p>49.9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9288" calcext:value-type="float">
            <text:p>49.9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4528" calcext:value-type="float">
            <text:p>49.9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4528" calcext:value-type="float">
            <text:p>49.9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2336" calcext:value-type="float">
            <text:p>49.9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8432" calcext:value-type="float">
            <text:p>49.9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9288" calcext:value-type="float">
            <text:p>49.9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8808" calcext:value-type="float">
            <text:p>49.8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9664" calcext:value-type="float">
            <text:p>49.8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1856" calcext:value-type="float">
            <text:p>49.9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1856" calcext:value-type="float">
            <text:p>49.9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8808" calcext:value-type="float">
            <text:p>49.8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6616" calcext:value-type="float">
            <text:p>49.8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7952" calcext:value-type="float">
            <text:p>49.9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1" calcext:value-type="float">
            <text:p>49.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1856" calcext:value-type="float">
            <text:p>49.9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6616" calcext:value-type="float">
            <text:p>49.8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7952" calcext:value-type="float">
            <text:p>49.9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7952" calcext:value-type="float">
            <text:p>49.9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8808" calcext:value-type="float">
            <text:p>49.8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7952" calcext:value-type="float">
            <text:p>49.9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7952" calcext:value-type="float">
            <text:p>49.9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1856" calcext:value-type="float">
            <text:p>49.9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6616" calcext:value-type="float">
            <text:p>49.8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6616" calcext:value-type="float">
            <text:p>49.8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8328" calcext:value-type="float">
            <text:p>49.8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004" calcext:value-type="float">
            <text:p>49.8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4424" calcext:value-type="float">
            <text:p>49.8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4424" calcext:value-type="float">
            <text:p>49.8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3088" calcext:value-type="float">
            <text:p>49.8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8808" calcext:value-type="float">
            <text:p>49.8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4048" calcext:value-type="float">
            <text:p>49.9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7096" calcext:value-type="float">
            <text:p>49.9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7096" calcext:value-type="float">
            <text:p>49.9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8808" calcext:value-type="float">
            <text:p>49.8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148" calcext:value-type="float">
            <text:p>49.9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148" calcext:value-type="float">
            <text:p>49.9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2336" calcext:value-type="float">
            <text:p>49.9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7952" calcext:value-type="float">
            <text:p>49.9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7952" calcext:value-type="float">
            <text:p>49.9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1" calcext:value-type="float">
            <text:p>49.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1" calcext:value-type="float">
            <text:p>49.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3568" calcext:value-type="float">
            <text:p>49.8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4424" calcext:value-type="float">
            <text:p>49.8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4424" calcext:value-type="float">
            <text:p>49.8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7472" calcext:value-type="float">
            <text:p>49.8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7472" calcext:value-type="float">
            <text:p>49.8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8328" calcext:value-type="float">
            <text:p>49.8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4424" calcext:value-type="float">
            <text:p>49.8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3568" calcext:value-type="float">
            <text:p>49.8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3568" calcext:value-type="float">
            <text:p>49.8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3568" calcext:value-type="float">
            <text:p>49.8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3568" calcext:value-type="float">
            <text:p>49.8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6616" calcext:value-type="float">
            <text:p>49.8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6616" calcext:value-type="float">
            <text:p>49.8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7472" calcext:value-type="float">
            <text:p>49.8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9184" calcext:value-type="float">
            <text:p>49.8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9184" calcext:value-type="float">
            <text:p>49.8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7472" calcext:value-type="float">
            <text:p>49.8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7472" calcext:value-type="float">
            <text:p>49.8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4424" calcext:value-type="float">
            <text:p>49.8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4424" calcext:value-type="float">
            <text:p>49.8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3088" calcext:value-type="float">
            <text:p>49.8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3944" calcext:value-type="float">
            <text:p>49.8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1752" calcext:value-type="float">
            <text:p>49.8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5656" calcext:value-type="float">
            <text:p>49.8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2608" calcext:value-type="float">
            <text:p>49.8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004" calcext:value-type="float">
            <text:p>49.8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004" calcext:value-type="float">
            <text:p>49.8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7848" calcext:value-type="float">
            <text:p>49.8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3944" calcext:value-type="float">
            <text:p>49.8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3944" calcext:value-type="float">
            <text:p>49.8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3944" calcext:value-type="float">
            <text:p>49.8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3944" calcext:value-type="float">
            <text:p>49.8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6136" calcext:value-type="float">
            <text:p>49.8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004" calcext:value-type="float">
            <text:p>49.8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004" calcext:value-type="float">
            <text:p>49.8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7848" calcext:value-type="float">
            <text:p>49.8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8704" calcext:value-type="float">
            <text:p>49.8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2608" calcext:value-type="float">
            <text:p>49.8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3088" calcext:value-type="float">
            <text:p>49.8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6136" calcext:value-type="float">
            <text:p>49.8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3088" calcext:value-type="float">
            <text:p>49.8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7848" calcext:value-type="float">
            <text:p>49.8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9184" calcext:value-type="float">
            <text:p>49.8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2232" calcext:value-type="float">
            <text:p>49.8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2232" calcext:value-type="float">
            <text:p>49.8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3088" calcext:value-type="float">
            <text:p>49.8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7848" calcext:value-type="float">
            <text:p>49.8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7848" calcext:value-type="float">
            <text:p>49.8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7848" calcext:value-type="float">
            <text:p>49.8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3088" calcext:value-type="float">
            <text:p>49.8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6136" calcext:value-type="float">
            <text:p>49.8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3088" calcext:value-type="float">
            <text:p>49.8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5656" calcext:value-type="float">
            <text:p>49.8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7368" calcext:value-type="float">
            <text:p>49.8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5656" calcext:value-type="float">
            <text:p>49.8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6136" calcext:value-type="float">
            <text:p>49.8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6136" calcext:value-type="float">
            <text:p>49.8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6136" calcext:value-type="float">
            <text:p>49.8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3088" calcext:value-type="float">
            <text:p>49.8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3088" calcext:value-type="float">
            <text:p>49.8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3088" calcext:value-type="float">
            <text:p>49.8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3088" calcext:value-type="float">
            <text:p>49.8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004" calcext:value-type="float">
            <text:p>49.8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004" calcext:value-type="float">
            <text:p>49.8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3944" calcext:value-type="float">
            <text:p>49.8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7848" calcext:value-type="float">
            <text:p>49.8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7848" calcext:value-type="float">
            <text:p>49.8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7848" calcext:value-type="float">
            <text:p>49.8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7848" calcext:value-type="float">
            <text:p>49.8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7848" calcext:value-type="float">
            <text:p>49.8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7848" calcext:value-type="float">
            <text:p>49.8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7848" calcext:value-type="float">
            <text:p>49.8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1752" calcext:value-type="float">
            <text:p>49.8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1752" calcext:value-type="float">
            <text:p>49.8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1752" calcext:value-type="float">
            <text:p>49.8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1752" calcext:value-type="float">
            <text:p>49.8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1752" calcext:value-type="float">
            <text:p>49.8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8704" calcext:value-type="float">
            <text:p>49.8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6512" calcext:value-type="float">
            <text:p>49.8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6512" calcext:value-type="float">
            <text:p>49.8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6512" calcext:value-type="float">
            <text:p>49.8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6512" calcext:value-type="float">
            <text:p>49.8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2608" calcext:value-type="float">
            <text:p>49.8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6512" calcext:value-type="float">
            <text:p>49.8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6512" calcext:value-type="float">
            <text:p>49.8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7368" calcext:value-type="float">
            <text:p>49.8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8224" calcext:value-type="float">
            <text:p>49.7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6032" calcext:value-type="float">
            <text:p>49.7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6888" calcext:value-type="float">
            <text:p>49.7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86" calcext:value-type="float">
            <text:p>49.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86" calcext:value-type="float">
            <text:p>49.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86" calcext:value-type="float">
            <text:p>49.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86" calcext:value-type="float">
            <text:p>49.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86" calcext:value-type="float">
            <text:p>49.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86" calcext:value-type="float">
            <text:p>49.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86" calcext:value-type="float">
            <text:p>49.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86" calcext:value-type="float">
            <text:p>49.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5552" calcext:value-type="float">
            <text:p>49.7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2504" calcext:value-type="float">
            <text:p>49.7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2504" calcext:value-type="float">
            <text:p>49.7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2504" calcext:value-type="float">
            <text:p>49.7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2504" calcext:value-type="float">
            <text:p>49.7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2504" calcext:value-type="float">
            <text:p>49.7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2504" calcext:value-type="float">
            <text:p>49.7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0312" calcext:value-type="float">
            <text:p>49.7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812" calcext:value-type="float">
            <text:p>49.7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812" calcext:value-type="float">
            <text:p>49.7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812" calcext:value-type="float">
            <text:p>49.7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812" calcext:value-type="float">
            <text:p>49.7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812" calcext:value-type="float">
            <text:p>49.7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812" calcext:value-type="float">
            <text:p>49.7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2024" calcext:value-type="float">
            <text:p>49.7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8976" calcext:value-type="float">
            <text:p>49.7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8976" calcext:value-type="float">
            <text:p>49.7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8976" calcext:value-type="float">
            <text:p>49.7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9832" calcext:value-type="float">
            <text:p>49.7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0688" calcext:value-type="float">
            <text:p>49.7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4592" calcext:value-type="float">
            <text:p>49.6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4592" calcext:value-type="float">
            <text:p>49.6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8496" calcext:value-type="float">
            <text:p>49.6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9352" calcext:value-type="float">
            <text:p>49.6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3256" calcext:value-type="float">
            <text:p>49.6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716" calcext:value-type="float">
            <text:p>49.6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4112" calcext:value-type="float">
            <text:p>49.6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4112" calcext:value-type="float">
            <text:p>49.6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9728" calcext:value-type="float">
            <text:p>49.6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9728" calcext:value-type="float">
            <text:p>49.6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9728" calcext:value-type="float">
            <text:p>49.6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7536" calcext:value-type="float">
            <text:p>49.6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5344" calcext:value-type="float">
            <text:p>49.6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3152" calcext:value-type="float">
            <text:p>49.6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4008" calcext:value-type="float">
            <text:p>49.5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4864" calcext:value-type="float">
            <text:p>49.5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572" calcext:value-type="float">
            <text:p>49.5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572" calcext:value-type="float">
            <text:p>49.5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572" calcext:value-type="float">
            <text:p>49.5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572" calcext:value-type="float">
            <text:p>49.5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572" calcext:value-type="float">
            <text:p>49.5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572" calcext:value-type="float">
            <text:p>49.5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572" calcext:value-type="float">
            <text:p>49.5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572" calcext:value-type="float">
            <text:p>49.5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572" calcext:value-type="float">
            <text:p>49.5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1336" calcext:value-type="float">
            <text:p>49.5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524" calcext:value-type="float">
            <text:p>49.5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9144" calcext:value-type="float">
            <text:p>49.5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9144" calcext:value-type="float">
            <text:p>49.5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9144" calcext:value-type="float">
            <text:p>49.5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9144" calcext:value-type="float">
            <text:p>49.5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9144" calcext:value-type="float">
            <text:p>49.5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6096" calcext:value-type="float">
            <text:p>49.5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6096" calcext:value-type="float">
            <text:p>49.5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6096" calcext:value-type="float">
            <text:p>49.5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6952" calcext:value-type="float">
            <text:p>49.5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6952" calcext:value-type="float">
            <text:p>49.5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6952" calcext:value-type="float">
            <text:p>49.5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7808" calcext:value-type="float">
            <text:p>49.5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1712" calcext:value-type="float">
            <text:p>49.5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1712" calcext:value-type="float">
            <text:p>49.5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1712" calcext:value-type="float">
            <text:p>49.5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2568" calcext:value-type="float">
            <text:p>49.5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6472" calcext:value-type="float">
            <text:p>49.4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6472" calcext:value-type="float">
            <text:p>49.4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3424" calcext:value-type="float">
            <text:p>49.4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0376" calcext:value-type="float">
            <text:p>49.4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0376" calcext:value-type="float">
            <text:p>49.4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0376" calcext:value-type="float">
            <text:p>49.4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0376" calcext:value-type="float">
            <text:p>49.4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0376" calcext:value-type="float">
            <text:p>49.4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0376" calcext:value-type="float">
            <text:p>49.4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428" calcext:value-type="float">
            <text:p>49.4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8184" calcext:value-type="float">
            <text:p>49.4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5136" calcext:value-type="float">
            <text:p>49.4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2088" calcext:value-type="float">
            <text:p>49.4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2944" calcext:value-type="float">
            <text:p>49.4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6848" calcext:value-type="float">
            <text:p>49.4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6848" calcext:value-type="float">
            <text:p>49.4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38" calcext:value-type="float">
            <text:p>49.4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38" calcext:value-type="float">
            <text:p>49.4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38" calcext:value-type="float">
            <text:p>49.4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38" calcext:value-type="float">
            <text:p>49.4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38" calcext:value-type="float">
            <text:p>49.4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7704" calcext:value-type="float">
            <text:p>49.4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5512" calcext:value-type="float">
            <text:p>49.4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5512" calcext:value-type="float">
            <text:p>49.4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6368" calcext:value-type="float">
            <text:p>49.4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6368" calcext:value-type="float">
            <text:p>49.4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6368" calcext:value-type="float">
            <text:p>49.4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6368" calcext:value-type="float">
            <text:p>49.4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6368" calcext:value-type="float">
            <text:p>49.4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0272" calcext:value-type="float">
            <text:p>49.4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0272" calcext:value-type="float">
            <text:p>49.4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284" calcext:value-type="float">
            <text:p>49.3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284" calcext:value-type="float">
            <text:p>49.3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6744" calcext:value-type="float">
            <text:p>49.3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0648" calcext:value-type="float">
            <text:p>49.3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284" calcext:value-type="float">
            <text:p>49.3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9792" calcext:value-type="float">
            <text:p>49.3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284" calcext:value-type="float">
            <text:p>49.3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8936" calcext:value-type="float">
            <text:p>49.3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8936" calcext:value-type="float">
            <text:p>49.3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8936" calcext:value-type="float">
            <text:p>49.3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8936" calcext:value-type="float">
            <text:p>49.3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284" calcext:value-type="float">
            <text:p>49.3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6744" calcext:value-type="float">
            <text:p>49.3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6744" calcext:value-type="float">
            <text:p>49.3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6744" calcext:value-type="float">
            <text:p>49.3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6744" calcext:value-type="float">
            <text:p>49.3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3696" calcext:value-type="float">
            <text:p>49.3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4552" calcext:value-type="float">
            <text:p>49.3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332" calcext:value-type="float">
            <text:p>49.4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332" calcext:value-type="float">
            <text:p>49.4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332" calcext:value-type="float">
            <text:p>49.4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7224" calcext:value-type="float">
            <text:p>49.4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1984" calcext:value-type="float">
            <text:p>49.4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0272" calcext:value-type="float">
            <text:p>49.4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0272" calcext:value-type="float">
            <text:p>49.4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7224" calcext:value-type="float">
            <text:p>49.4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1128" calcext:value-type="float">
            <text:p>49.4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5888" calcext:value-type="float">
            <text:p>49.3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8936" calcext:value-type="float">
            <text:p>49.3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8936" calcext:value-type="float">
            <text:p>49.3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0648" calcext:value-type="float">
            <text:p>49.3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5032" calcext:value-type="float">
            <text:p>49.4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2464" calcext:value-type="float">
            <text:p>49.4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1608" calcext:value-type="float">
            <text:p>49.4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1608" calcext:value-type="float">
            <text:p>49.4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1128" calcext:value-type="float">
            <text:p>49.4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9416" calcext:value-type="float">
            <text:p>49.4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2464" calcext:value-type="float">
            <text:p>49.4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6368" calcext:value-type="float">
            <text:p>49.4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6368" calcext:value-type="float">
            <text:p>49.4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5512" calcext:value-type="float">
            <text:p>49.4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5512" calcext:value-type="float">
            <text:p>49.4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5888" calcext:value-type="float">
            <text:p>49.3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284" calcext:value-type="float">
            <text:p>49.3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1984" calcext:value-type="float">
            <text:p>49.4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8936" calcext:value-type="float">
            <text:p>49.3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1984" calcext:value-type="float">
            <text:p>49.4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1984" calcext:value-type="float">
            <text:p>49.4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1984" calcext:value-type="float">
            <text:p>49.4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5888" calcext:value-type="float">
            <text:p>49.3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0648" calcext:value-type="float">
            <text:p>49.3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1608" calcext:value-type="float">
            <text:p>49.4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1608" calcext:value-type="float">
            <text:p>49.4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9416" calcext:value-type="float">
            <text:p>49.4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9896" calcext:value-type="float">
            <text:p>49.4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5992" calcext:value-type="float">
            <text:p>49.4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8184" calcext:value-type="float">
            <text:p>49.4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5136" calcext:value-type="float">
            <text:p>49.4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5992" calcext:value-type="float">
            <text:p>49.4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8184" calcext:value-type="float">
            <text:p>49.4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8184" calcext:value-type="float">
            <text:p>49.4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6848" calcext:value-type="float">
            <text:p>49.4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5992" calcext:value-type="float">
            <text:p>49.4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5992" calcext:value-type="float">
            <text:p>49.4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0376" calcext:value-type="float">
            <text:p>49.4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5136" calcext:value-type="float">
            <text:p>49.4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6848" calcext:value-type="float">
            <text:p>49.4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1608" calcext:value-type="float">
            <text:p>49.4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9416" calcext:value-type="float">
            <text:p>49.4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2088" calcext:value-type="float">
            <text:p>49.4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2088" calcext:value-type="float">
            <text:p>49.4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2944" calcext:value-type="float">
            <text:p>49.4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4656" calcext:value-type="float">
            <text:p>49.4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5512" calcext:value-type="float">
            <text:p>49.4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8184" calcext:value-type="float">
            <text:p>49.4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8184" calcext:value-type="float">
            <text:p>49.4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0752" calcext:value-type="float">
            <text:p>49.4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0752" calcext:value-type="float">
            <text:p>49.4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0752" calcext:value-type="float">
            <text:p>49.4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1608" calcext:value-type="float">
            <text:p>49.4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1608" calcext:value-type="float">
            <text:p>49.4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1608" calcext:value-type="float">
            <text:p>49.4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2464" calcext:value-type="float">
            <text:p>49.4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9896" calcext:value-type="float">
            <text:p>49.4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6848" calcext:value-type="float">
            <text:p>49.4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6848" calcext:value-type="float">
            <text:p>49.4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6848" calcext:value-type="float">
            <text:p>49.4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5512" calcext:value-type="float">
            <text:p>49.4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0272" calcext:value-type="float">
            <text:p>49.4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5032" calcext:value-type="float">
            <text:p>49.4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1128" calcext:value-type="float">
            <text:p>49.4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6368" calcext:value-type="float">
            <text:p>49.4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6368" calcext:value-type="float">
            <text:p>49.4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6368" calcext:value-type="float">
            <text:p>49.4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332" calcext:value-type="float">
            <text:p>49.4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6368" calcext:value-type="float">
            <text:p>49.4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6368" calcext:value-type="float">
            <text:p>49.4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1128" calcext:value-type="float">
            <text:p>49.4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9792" calcext:value-type="float">
            <text:p>49.3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0648" calcext:value-type="float">
            <text:p>49.3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6744" calcext:value-type="float">
            <text:p>49.3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0272" calcext:value-type="float">
            <text:p>49.4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7224" calcext:value-type="float">
            <text:p>49.4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1984" calcext:value-type="float">
            <text:p>49.4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5888" calcext:value-type="float">
            <text:p>49.3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6744" calcext:value-type="float">
            <text:p>49.3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5888" calcext:value-type="float">
            <text:p>49.3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8936" calcext:value-type="float">
            <text:p>49.3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5888" calcext:value-type="float">
            <text:p>49.3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1984" calcext:value-type="float">
            <text:p>49.4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5888" calcext:value-type="float">
            <text:p>49.3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5888" calcext:value-type="float">
            <text:p>49.3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284" calcext:value-type="float">
            <text:p>49.3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0648" calcext:value-type="float">
            <text:p>49.3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0648" calcext:value-type="float">
            <text:p>49.3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5408" calcext:value-type="float">
            <text:p>49.3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7224" calcext:value-type="float">
            <text:p>49.4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332" calcext:value-type="float">
            <text:p>49.4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0272" calcext:value-type="float">
            <text:p>49.4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0272" calcext:value-type="float">
            <text:p>49.4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332" calcext:value-type="float">
            <text:p>49.4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332" calcext:value-type="float">
            <text:p>49.4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5032" calcext:value-type="float">
            <text:p>49.4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6744" calcext:value-type="float">
            <text:p>49.3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3696" calcext:value-type="float">
            <text:p>49.3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284" calcext:value-type="float">
            <text:p>49.3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9792" calcext:value-type="float">
            <text:p>49.3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9792" calcext:value-type="float">
            <text:p>49.3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9792" calcext:value-type="float">
            <text:p>49.3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9792" calcext:value-type="float">
            <text:p>49.3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3696" calcext:value-type="float">
            <text:p>49.3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0648" calcext:value-type="float">
            <text:p>49.3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4552" calcext:value-type="float">
            <text:p>49.3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0648" calcext:value-type="float">
            <text:p>49.3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4552" calcext:value-type="float">
            <text:p>49.3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236" calcext:value-type="float">
            <text:p>49.3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9312" calcext:value-type="float">
            <text:p>49.3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9312" calcext:value-type="float">
            <text:p>49.3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236" calcext:value-type="float">
            <text:p>49.3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4928" calcext:value-type="float">
            <text:p>49.3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4928" calcext:value-type="float">
            <text:p>49.3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8832" calcext:value-type="float">
            <text:p>49.3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9688" calcext:value-type="float">
            <text:p>49.3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5784" calcext:value-type="float">
            <text:p>49.3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5784" calcext:value-type="float">
            <text:p>49.3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2736" calcext:value-type="float">
            <text:p>49.3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8832" calcext:value-type="float">
            <text:p>49.3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8832" calcext:value-type="float">
            <text:p>49.3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2736" calcext:value-type="float">
            <text:p>49.3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9208" calcext:value-type="float">
            <text:p>49.2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0064" calcext:value-type="float">
            <text:p>49.2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8352" calcext:value-type="float">
            <text:p>49.2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8832" calcext:value-type="float">
            <text:p>49.3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8832" calcext:value-type="float">
            <text:p>49.3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9688" calcext:value-type="float">
            <text:p>49.3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0544" calcext:value-type="float">
            <text:p>49.3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0544" calcext:value-type="float">
            <text:p>49.3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7496" calcext:value-type="float">
            <text:p>49.3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9208" calcext:value-type="float">
            <text:p>49.2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5304" calcext:value-type="float">
            <text:p>49.2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7496" calcext:value-type="float">
            <text:p>49.3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7496" calcext:value-type="float">
            <text:p>49.3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8352" calcext:value-type="float">
            <text:p>49.2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3112" calcext:value-type="float">
            <text:p>49.2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3112" calcext:value-type="float">
            <text:p>49.2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3968" calcext:value-type="float">
            <text:p>49.2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8728" calcext:value-type="float">
            <text:p>49.2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044" calcext:value-type="float">
            <text:p>49.2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044" calcext:value-type="float">
            <text:p>49.2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044" calcext:value-type="float">
            <text:p>49.2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4344" calcext:value-type="float">
            <text:p>49.2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4344" calcext:value-type="float">
            <text:p>49.2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4344" calcext:value-type="float">
            <text:p>49.2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044" calcext:value-type="float">
            <text:p>49.2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044" calcext:value-type="float">
            <text:p>49.2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044" calcext:value-type="float">
            <text:p>49.2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7392" calcext:value-type="float">
            <text:p>49.2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2152" calcext:value-type="float">
            <text:p>49.2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6056" calcext:value-type="float">
            <text:p>49.2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996" calcext:value-type="float">
            <text:p>49.2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6912" calcext:value-type="float">
            <text:p>49.2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0816" calcext:value-type="float">
            <text:p>49.2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0816" calcext:value-type="float">
            <text:p>49.2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0816" calcext:value-type="float">
            <text:p>49.2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0816" calcext:value-type="float">
            <text:p>49.2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0816" calcext:value-type="float">
            <text:p>49.2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7392" calcext:value-type="float">
            <text:p>49.2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7392" calcext:value-type="float">
            <text:p>49.2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8248" calcext:value-type="float">
            <text:p>49.2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2632" calcext:value-type="float">
            <text:p>49.2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9584" calcext:value-type="float">
            <text:p>49.2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6536" calcext:value-type="float">
            <text:p>49.2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4344" calcext:value-type="float">
            <text:p>49.2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9104" calcext:value-type="float">
            <text:p>49.2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2152" calcext:value-type="float">
            <text:p>49.2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3488" calcext:value-type="float">
            <text:p>49.2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6536" calcext:value-type="float">
            <text:p>49.2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092" calcext:value-type="float">
            <text:p>49.2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092" calcext:value-type="float">
            <text:p>49.2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1776" calcext:value-type="float">
            <text:p>49.2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2632" calcext:value-type="float">
            <text:p>49.2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2632" calcext:value-type="float">
            <text:p>49.2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1776" calcext:value-type="float">
            <text:p>49.2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8728" calcext:value-type="float">
            <text:p>49.2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0064" calcext:value-type="float">
            <text:p>49.2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7016" calcext:value-type="float">
            <text:p>49.2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0064" calcext:value-type="float">
            <text:p>49.2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3968" calcext:value-type="float">
            <text:p>49.2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8728" calcext:value-type="float">
            <text:p>49.2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4824" calcext:value-type="float">
            <text:p>49.2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4824" calcext:value-type="float">
            <text:p>49.2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8728" calcext:value-type="float">
            <text:p>49.2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8728" calcext:value-type="float">
            <text:p>49.2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2632" calcext:value-type="float">
            <text:p>49.2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2632" calcext:value-type="float">
            <text:p>49.2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2632" calcext:value-type="float">
            <text:p>49.2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4344" calcext:value-type="float">
            <text:p>49.2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9104" calcext:value-type="float">
            <text:p>49.2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6912" calcext:value-type="float">
            <text:p>49.2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8624" calcext:value-type="float">
            <text:p>49.1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5576" calcext:value-type="float">
            <text:p>49.1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2528" calcext:value-type="float">
            <text:p>49.1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948" calcext:value-type="float">
            <text:p>49.1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0336" calcext:value-type="float">
            <text:p>49.1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0336" calcext:value-type="float">
            <text:p>49.1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424" calcext:value-type="float">
            <text:p>49.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5952" calcext:value-type="float">
            <text:p>49.1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5952" calcext:value-type="float">
            <text:p>49.1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6808" calcext:value-type="float">
            <text:p>49.1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0712" calcext:value-type="float">
            <text:p>49.1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2904" calcext:value-type="float">
            <text:p>49.1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5952" calcext:value-type="float">
            <text:p>49.1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9856" calcext:value-type="float">
            <text:p>49.1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9856" calcext:value-type="float">
            <text:p>49.1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9856" calcext:value-type="float">
            <text:p>49.1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9856" calcext:value-type="float">
            <text:p>49.1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4616" calcext:value-type="float">
            <text:p>49.1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2424" calcext:value-type="float">
            <text:p>49.1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2424" calcext:value-type="float">
            <text:p>49.1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5472" calcext:value-type="float">
            <text:p>49.1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4136" calcext:value-type="float">
            <text:p>49.0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8896" calcext:value-type="float">
            <text:p>49.0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4992" calcext:value-type="float">
            <text:p>49.0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4992" calcext:value-type="float">
            <text:p>49.0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8896" calcext:value-type="float">
            <text:p>49.0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9752" calcext:value-type="float">
            <text:p>49.0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5368" calcext:value-type="float">
            <text:p>49.0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4512" calcext:value-type="float">
            <text:p>49.0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9752" calcext:value-type="float">
            <text:p>49.0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4616" calcext:value-type="float">
            <text:p>49.1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4616" calcext:value-type="float">
            <text:p>49.1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5472" calcext:value-type="float">
            <text:p>49.1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2424" calcext:value-type="float">
            <text:p>49.1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7664" calcext:value-type="float">
            <text:p>49.1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7664" calcext:value-type="float">
            <text:p>49.1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0712" calcext:value-type="float">
            <text:p>49.1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0712" calcext:value-type="float">
            <text:p>49.1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4616" calcext:value-type="float">
            <text:p>49.1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852" calcext:value-type="float">
            <text:p>49.1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7664" calcext:value-type="float">
            <text:p>49.1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7664" calcext:value-type="float">
            <text:p>49.1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4616" calcext:value-type="float">
            <text:p>49.1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4616" calcext:value-type="float">
            <text:p>49.1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0712" calcext:value-type="float">
            <text:p>49.1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852" calcext:value-type="float">
            <text:p>49.1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4616" calcext:value-type="float">
            <text:p>49.1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0712" calcext:value-type="float">
            <text:p>49.1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0712" calcext:value-type="float">
            <text:p>49.1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1568" calcext:value-type="float">
            <text:p>49.1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9856" calcext:value-type="float">
            <text:p>49.1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9856" calcext:value-type="float">
            <text:p>49.1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5472" calcext:value-type="float">
            <text:p>49.1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852" calcext:value-type="float">
            <text:p>49.1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1568" calcext:value-type="float">
            <text:p>49.1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1568" calcext:value-type="float">
            <text:p>49.1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4616" calcext:value-type="float">
            <text:p>49.1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1568" calcext:value-type="float">
            <text:p>49.1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7664" calcext:value-type="float">
            <text:p>49.1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4616" calcext:value-type="float">
            <text:p>49.1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1568" calcext:value-type="float">
            <text:p>49.1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4616" calcext:value-type="float">
            <text:p>49.1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6808" calcext:value-type="float">
            <text:p>49.1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2048" calcext:value-type="float">
            <text:p>49.1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2048" calcext:value-type="float">
            <text:p>49.1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2904" calcext:value-type="float">
            <text:p>49.1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5472" calcext:value-type="float">
            <text:p>49.1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9376" calcext:value-type="float">
            <text:p>49.1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4616" calcext:value-type="float">
            <text:p>49.1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9856" calcext:value-type="float">
            <text:p>49.1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9856" calcext:value-type="float">
            <text:p>49.1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0712" calcext:value-type="float">
            <text:p>49.1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6808" calcext:value-type="float">
            <text:p>49.1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1568" calcext:value-type="float">
            <text:p>49.1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4136" calcext:value-type="float">
            <text:p>49.0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2904" calcext:value-type="float">
            <text:p>49.1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2048" calcext:value-type="float">
            <text:p>49.1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424" calcext:value-type="float">
            <text:p>49.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8624" calcext:value-type="float">
            <text:p>49.1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1672" calcext:value-type="float">
            <text:p>49.1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5576" calcext:value-type="float">
            <text:p>49.1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6432" calcext:value-type="float">
            <text:p>49.1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5576" calcext:value-type="float">
            <text:p>49.1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8624" calcext:value-type="float">
            <text:p>49.1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2528" calcext:value-type="float">
            <text:p>49.1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8624" calcext:value-type="float">
            <text:p>49.1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5576" calcext:value-type="float">
            <text:p>49.1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3384" calcext:value-type="float">
            <text:p>49.1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948" calcext:value-type="float">
            <text:p>49.1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6432" calcext:value-type="float">
            <text:p>49.1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1672" calcext:value-type="float">
            <text:p>49.1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6912" calcext:value-type="float">
            <text:p>49.2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996" calcext:value-type="float">
            <text:p>49.2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3008" calcext:value-type="float">
            <text:p>49.2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9104" calcext:value-type="float">
            <text:p>49.2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1296" calcext:value-type="float">
            <text:p>49.2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3488" calcext:value-type="float">
            <text:p>49.2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6536" calcext:value-type="float">
            <text:p>49.2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7016" calcext:value-type="float">
            <text:p>49.2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7496" calcext:value-type="float">
            <text:p>49.3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7496" calcext:value-type="float">
            <text:p>49.3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8352" calcext:value-type="float">
            <text:p>49.2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7872" calcext:value-type="float">
            <text:p>49.2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3384" calcext:value-type="float">
            <text:p>49.1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6704" calcext:value-type="float">
            <text:p>49.0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4992" calcext:value-type="float">
            <text:p>49.0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1944" calcext:value-type="float">
            <text:p>49.0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0984" calcext:value-type="float">
            <text:p>49.0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4512" calcext:value-type="float">
            <text:p>49.0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3176" calcext:value-type="float">
            <text:p>49.0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3176" calcext:value-type="float">
            <text:p>49.0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272" calcext:value-type="float">
            <text:p>49.0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272" calcext:value-type="float">
            <text:p>49.0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1464" calcext:value-type="float">
            <text:p>49.0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4512" calcext:value-type="float">
            <text:p>49.0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4512" calcext:value-type="float">
            <text:p>49.0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1464" calcext:value-type="float">
            <text:p>49.0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1464" calcext:value-type="float">
            <text:p>49.0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4512" calcext:value-type="float">
            <text:p>49.0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4512" calcext:value-type="float">
            <text:p>49.0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3176" calcext:value-type="float">
            <text:p>49.0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0608" calcext:value-type="float">
            <text:p>49.0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3656" calcext:value-type="float">
            <text:p>49.0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3656" calcext:value-type="float">
            <text:p>49.0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8896" calcext:value-type="float">
            <text:p>49.0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8896" calcext:value-type="float">
            <text:p>49.0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9752" calcext:value-type="float">
            <text:p>49.0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6704" calcext:value-type="float">
            <text:p>49.0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272" calcext:value-type="float">
            <text:p>49.0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9752" calcext:value-type="float">
            <text:p>49.0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9752" calcext:value-type="float">
            <text:p>49.0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9752" calcext:value-type="float">
            <text:p>49.0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5848" calcext:value-type="float">
            <text:p>49.0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5848" calcext:value-type="float">
            <text:p>49.0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9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3656" calcext:value-type="float">
            <text:p>49.0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3656" calcext:value-type="float">
            <text:p>49.0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0608" calcext:value-type="float">
            <text:p>49.0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6704" calcext:value-type="float">
            <text:p>49.0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6704" calcext:value-type="float">
            <text:p>49.0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3656" calcext:value-type="float">
            <text:p>49.0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0128" calcext:value-type="float">
            <text:p>49.0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3176" calcext:value-type="float">
            <text:p>49.0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3176" calcext:value-type="float">
            <text:p>49.0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0984" calcext:value-type="float">
            <text:p>49.0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5744" calcext:value-type="float">
            <text:p>49.0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66" calcext:value-type="float">
            <text:p>48.9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3552" calcext:value-type="float">
            <text:p>48.9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0504" calcext:value-type="float">
            <text:p>48.9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8792" calcext:value-type="float">
            <text:p>49.0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8792" calcext:value-type="float">
            <text:p>49.0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5744" calcext:value-type="float">
            <text:p>49.0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7936" calcext:value-type="float">
            <text:p>49.0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4512" calcext:value-type="float">
            <text:p>49.0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4512" calcext:value-type="float">
            <text:p>49.0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4888" calcext:value-type="float">
            <text:p>49.0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2696" calcext:value-type="float">
            <text:p>49.0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7936" calcext:value-type="float">
            <text:p>49.0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4032" calcext:value-type="float">
            <text:p>49.0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4032" calcext:value-type="float">
            <text:p>49.0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4888" calcext:value-type="float">
            <text:p>49.0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8792" calcext:value-type="float">
            <text:p>49.0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0984" calcext:value-type="float">
            <text:p>49.0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0984" calcext:value-type="float">
            <text:p>49.0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2696" calcext:value-type="float">
            <text:p>49.0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4032" calcext:value-type="float">
            <text:p>49.0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4888" calcext:value-type="float">
            <text:p>49.0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4888" calcext:value-type="float">
            <text:p>49.0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0128" calcext:value-type="float">
            <text:p>49.0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0984" calcext:value-type="float">
            <text:p>49.0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5744" calcext:value-type="float">
            <text:p>49.0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136" calcext:value-type="float">
            <text:p>48.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2696" calcext:value-type="float">
            <text:p>49.0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2696" calcext:value-type="float">
            <text:p>49.0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0504" calcext:value-type="float">
            <text:p>48.9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7456" calcext:value-type="float">
            <text:p>48.9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2216" calcext:value-type="float">
            <text:p>48.9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7456" calcext:value-type="float">
            <text:p>48.9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3552" calcext:value-type="float">
            <text:p>48.9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5744" calcext:value-type="float">
            <text:p>49.0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5744" calcext:value-type="float">
            <text:p>49.0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2696" calcext:value-type="float">
            <text:p>49.0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66" calcext:value-type="float">
            <text:p>48.9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8792" calcext:value-type="float">
            <text:p>49.0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8792" calcext:value-type="float">
            <text:p>49.0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8792" calcext:value-type="float">
            <text:p>49.0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4888" calcext:value-type="float">
            <text:p>49.0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4888" calcext:value-type="float">
            <text:p>49.0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4888" calcext:value-type="float">
            <text:p>49.0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9648" calcext:value-type="float">
            <text:p>48.9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9168" calcext:value-type="float">
            <text:p>48.9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2216" calcext:value-type="float">
            <text:p>48.9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0504" calcext:value-type="float">
            <text:p>48.9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3552" calcext:value-type="float">
            <text:p>48.9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9648" calcext:value-type="float">
            <text:p>48.9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9648" calcext:value-type="float">
            <text:p>48.9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66" calcext:value-type="float">
            <text:p>48.9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3552" calcext:value-type="float">
            <text:p>48.9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3552" calcext:value-type="float">
            <text:p>48.9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3552" calcext:value-type="float">
            <text:p>48.9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0504" calcext:value-type="float">
            <text:p>48.9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0504" calcext:value-type="float">
            <text:p>48.9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4408" calcext:value-type="float">
            <text:p>48.9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3072" calcext:value-type="float">
            <text:p>48.9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0024" calcext:value-type="float">
            <text:p>48.9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088" calcext:value-type="float">
            <text:p>48.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088" calcext:value-type="float">
            <text:p>48.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7832" calcext:value-type="float">
            <text:p>48.9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1736" calcext:value-type="float">
            <text:p>48.9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1736" calcext:value-type="float">
            <text:p>48.9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9168" calcext:value-type="float">
            <text:p>48.9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9168" calcext:value-type="float">
            <text:p>48.9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9168" calcext:value-type="float">
            <text:p>48.9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5264" calcext:value-type="float">
            <text:p>48.9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2216" calcext:value-type="float">
            <text:p>48.9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7832" calcext:value-type="float">
            <text:p>48.9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7456" calcext:value-type="float">
            <text:p>48.9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7456" calcext:value-type="float">
            <text:p>48.9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3072" calcext:value-type="float">
            <text:p>48.9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0024" calcext:value-type="float">
            <text:p>48.9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3928" calcext:value-type="float">
            <text:p>48.9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9168" calcext:value-type="float">
            <text:p>48.9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136" calcext:value-type="float">
            <text:p>48.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136" calcext:value-type="float">
            <text:p>48.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8312" calcext:value-type="float">
            <text:p>48.9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136" calcext:value-type="float">
            <text:p>48.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8312" calcext:value-type="float">
            <text:p>48.9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4408" calcext:value-type="float">
            <text:p>48.9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4408" calcext:value-type="float">
            <text:p>48.9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136" calcext:value-type="float">
            <text:p>48.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612" calcext:value-type="float">
            <text:p>48.9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6976" calcext:value-type="float">
            <text:p>48.9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6976" calcext:value-type="float">
            <text:p>48.9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6976" calcext:value-type="float">
            <text:p>48.9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0024" calcext:value-type="float">
            <text:p>48.9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0024" calcext:value-type="float">
            <text:p>48.9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0024" calcext:value-type="float">
            <text:p>48.9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0024" calcext:value-type="float">
            <text:p>48.9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6976" calcext:value-type="float">
            <text:p>48.9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8688" calcext:value-type="float">
            <text:p>48.9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9544" calcext:value-type="float">
            <text:p>48.9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9544" calcext:value-type="float">
            <text:p>48.9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4304" calcext:value-type="float">
            <text:p>48.9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4304" calcext:value-type="float">
            <text:p>48.9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4304" calcext:value-type="float">
            <text:p>48.9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8208" calcext:value-type="float">
            <text:p>48.9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064" calcext:value-type="float">
            <text:p>48.8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8208" calcext:value-type="float">
            <text:p>48.9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8208" calcext:value-type="float">
            <text:p>48.9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3448" calcext:value-type="float">
            <text:p>48.9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3448" calcext:value-type="float">
            <text:p>48.9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1736" calcext:value-type="float">
            <text:p>48.9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8688" calcext:value-type="float">
            <text:p>48.9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6496" calcext:value-type="float">
            <text:p>48.9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2968" calcext:value-type="float">
            <text:p>48.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2968" calcext:value-type="float">
            <text:p>48.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2968" calcext:value-type="float">
            <text:p>48.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2112" calcext:value-type="float">
            <text:p>48.9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2112" calcext:value-type="float">
            <text:p>48.9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8208" calcext:value-type="float">
            <text:p>48.9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064" calcext:value-type="float">
            <text:p>48.8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064" calcext:value-type="float">
            <text:p>48.8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064" calcext:value-type="float">
            <text:p>48.8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064" calcext:value-type="float">
            <text:p>48.8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2968" calcext:value-type="float">
            <text:p>48.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5536" calcext:value-type="float">
            <text:p>48.8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5536" calcext:value-type="float">
            <text:p>48.8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3824" calcext:value-type="float">
            <text:p>48.8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3824" calcext:value-type="float">
            <text:p>48.8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1632" calcext:value-type="float">
            <text:p>48.8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2968" calcext:value-type="float">
            <text:p>48.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3824" calcext:value-type="float">
            <text:p>48.8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8584" calcext:value-type="float">
            <text:p>48.8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5536" calcext:value-type="float">
            <text:p>48.8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1632" calcext:value-type="float">
            <text:p>48.8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1632" calcext:value-type="float">
            <text:p>48.8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7248" calcext:value-type="float">
            <text:p>48.8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5912" calcext:value-type="float">
            <text:p>48.8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5912" calcext:value-type="float">
            <text:p>48.8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6768" calcext:value-type="float">
            <text:p>48.8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1528" calcext:value-type="float">
            <text:p>48.8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5432" calcext:value-type="float">
            <text:p>48.7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6288" calcext:value-type="float">
            <text:p>48.7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9336" calcext:value-type="float">
            <text:p>48.7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9336" calcext:value-type="float">
            <text:p>48.7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0192" calcext:value-type="float">
            <text:p>48.7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6288" calcext:value-type="float">
            <text:p>48.7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5432" calcext:value-type="float">
            <text:p>48.7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6288" calcext:value-type="float">
            <text:p>48.7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4096" calcext:value-type="float">
            <text:p>48.7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4952" calcext:value-type="float">
            <text:p>48.7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4952" calcext:value-type="float">
            <text:p>48.7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5808" calcext:value-type="float">
            <text:p>48.7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9712" calcext:value-type="float">
            <text:p>48.7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276" calcext:value-type="float">
            <text:p>48.7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4952" calcext:value-type="float">
            <text:p>48.7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5808" calcext:value-type="float">
            <text:p>48.7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9712" calcext:value-type="float">
            <text:p>48.7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4096" calcext:value-type="float">
            <text:p>48.7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0192" calcext:value-type="float">
            <text:p>48.7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1048" calcext:value-type="float">
            <text:p>48.7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4096" calcext:value-type="float">
            <text:p>48.7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9336" calcext:value-type="float">
            <text:p>48.7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6288" calcext:value-type="float">
            <text:p>48.7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9336" calcext:value-type="float">
            <text:p>48.7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2384" calcext:value-type="float">
            <text:p>48.7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2384" calcext:value-type="float">
            <text:p>48.7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0192" calcext:value-type="float">
            <text:p>48.7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324" calcext:value-type="float">
            <text:p>48.7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9336" calcext:value-type="float">
            <text:p>48.7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7144" calcext:value-type="float">
            <text:p>48.7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7144" calcext:value-type="float">
            <text:p>48.7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1048" calcext:value-type="float">
            <text:p>48.7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2384" calcext:value-type="float">
            <text:p>48.7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2384" calcext:value-type="float">
            <text:p>48.7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2384" calcext:value-type="float">
            <text:p>48.7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2384" calcext:value-type="float">
            <text:p>48.7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6288" calcext:value-type="float">
            <text:p>48.7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7144" calcext:value-type="float">
            <text:p>48.7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1904" calcext:value-type="float">
            <text:p>48.7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3616" calcext:value-type="float">
            <text:p>48.7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1904" calcext:value-type="float">
            <text:p>48.7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4952" calcext:value-type="float">
            <text:p>48.7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0192" calcext:value-type="float">
            <text:p>48.7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4096" calcext:value-type="float">
            <text:p>48.7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9336" calcext:value-type="float">
            <text:p>48.7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2384" calcext:value-type="float">
            <text:p>48.7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6288" calcext:value-type="float">
            <text:p>48.7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4472" calcext:value-type="float">
            <text:p>48.7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0192" calcext:value-type="float">
            <text:p>48.7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324" calcext:value-type="float">
            <text:p>48.7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9336" calcext:value-type="float">
            <text:p>48.7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2384" calcext:value-type="float">
            <text:p>48.7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6288" calcext:value-type="float">
            <text:p>48.7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1048" calcext:value-type="float">
            <text:p>48.7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5432" calcext:value-type="float">
            <text:p>48.7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4576" calcext:value-type="float">
            <text:p>48.8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7624" calcext:value-type="float">
            <text:p>48.8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0672" calcext:value-type="float">
            <text:p>48.8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7624" calcext:value-type="float">
            <text:p>48.8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6288" calcext:value-type="float">
            <text:p>48.7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9336" calcext:value-type="float">
            <text:p>48.7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1528" calcext:value-type="float">
            <text:p>48.8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5432" calcext:value-type="float">
            <text:p>48.7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0672" calcext:value-type="float">
            <text:p>48.8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0672" calcext:value-type="float">
            <text:p>48.8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6768" calcext:value-type="float">
            <text:p>48.8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372" calcext:value-type="float">
            <text:p>48.8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1632" calcext:value-type="float">
            <text:p>48.8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6496" calcext:value-type="float">
            <text:p>48.9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3448" calcext:value-type="float">
            <text:p>48.9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6872" calcext:value-type="float">
            <text:p>48.8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3824" calcext:value-type="float">
            <text:p>48.8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8208" calcext:value-type="float">
            <text:p>48.9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8208" calcext:value-type="float">
            <text:p>48.9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064" calcext:value-type="float">
            <text:p>48.8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2968" calcext:value-type="float">
            <text:p>48.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3824" calcext:value-type="float">
            <text:p>48.8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6872" calcext:value-type="float">
            <text:p>48.8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2112" calcext:value-type="float">
            <text:p>48.9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2968" calcext:value-type="float">
            <text:p>48.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1256" calcext:value-type="float">
            <text:p>48.9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1256" calcext:value-type="float">
            <text:p>48.9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4304" calcext:value-type="float">
            <text:p>48.9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4304" calcext:value-type="float">
            <text:p>48.9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3824" calcext:value-type="float">
            <text:p>48.8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3824" calcext:value-type="float">
            <text:p>48.8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8208" calcext:value-type="float">
            <text:p>48.9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4304" calcext:value-type="float">
            <text:p>48.9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4304" calcext:value-type="float">
            <text:p>48.9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8208" calcext:value-type="float">
            <text:p>48.9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2112" calcext:value-type="float">
            <text:p>48.9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2112" calcext:value-type="float">
            <text:p>48.9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2112" calcext:value-type="float">
            <text:p>48.9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2112" calcext:value-type="float">
            <text:p>48.9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2112" calcext:value-type="float">
            <text:p>48.9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6872" calcext:value-type="float">
            <text:p>48.8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8208" calcext:value-type="float">
            <text:p>48.9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8208" calcext:value-type="float">
            <text:p>48.9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3448" calcext:value-type="float">
            <text:p>48.9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4304" calcext:value-type="float">
            <text:p>48.9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2592" calcext:value-type="float">
            <text:p>48.9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9544" calcext:value-type="float">
            <text:p>48.9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4304" calcext:value-type="float">
            <text:p>48.9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1256" calcext:value-type="float">
            <text:p>48.9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6496" calcext:value-type="float">
            <text:p>48.9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6496" calcext:value-type="float">
            <text:p>48.9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064" calcext:value-type="float">
            <text:p>48.8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2968" calcext:value-type="float">
            <text:p>48.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6872" calcext:value-type="float">
            <text:p>48.8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6872" calcext:value-type="float">
            <text:p>48.8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3824" calcext:value-type="float">
            <text:p>48.8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3824" calcext:value-type="float">
            <text:p>48.8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1632" calcext:value-type="float">
            <text:p>48.8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1632" calcext:value-type="float">
            <text:p>48.8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7248" calcext:value-type="float">
            <text:p>48.8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7248" calcext:value-type="float">
            <text:p>48.8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7248" calcext:value-type="float">
            <text:p>48.8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6768" calcext:value-type="float">
            <text:p>48.8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372" calcext:value-type="float">
            <text:p>48.8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0672" calcext:value-type="float">
            <text:p>48.8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7624" calcext:value-type="float">
            <text:p>48.8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7624" calcext:value-type="float">
            <text:p>48.8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6768" calcext:value-type="float">
            <text:p>48.8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6768" calcext:value-type="float">
            <text:p>48.8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0672" calcext:value-type="float">
            <text:p>48.8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6288" calcext:value-type="float">
            <text:p>48.7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324" calcext:value-type="float">
            <text:p>48.7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6288" calcext:value-type="float">
            <text:p>48.7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7144" calcext:value-type="float">
            <text:p>48.7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5432" calcext:value-type="float">
            <text:p>48.7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5432" calcext:value-type="float">
            <text:p>48.7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4096" calcext:value-type="float">
            <text:p>48.7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8856" calcext:value-type="float">
            <text:p>48.7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9336" calcext:value-type="float">
            <text:p>48.7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1528" calcext:value-type="float">
            <text:p>48.8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1528" calcext:value-type="float">
            <text:p>48.8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2384" calcext:value-type="float">
            <text:p>48.7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7144" calcext:value-type="float">
            <text:p>48.7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0192" calcext:value-type="float">
            <text:p>48.7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0192" calcext:value-type="float">
            <text:p>48.7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1048" calcext:value-type="float">
            <text:p>48.7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8856" calcext:value-type="float">
            <text:p>48.7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9712" calcext:value-type="float">
            <text:p>48.7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5808" calcext:value-type="float">
            <text:p>48.7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4952" calcext:value-type="float">
            <text:p>48.7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9712" calcext:value-type="float">
            <text:p>48.7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5808" calcext:value-type="float">
            <text:p>48.7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4952" calcext:value-type="float">
            <text:p>48.7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1904" calcext:value-type="float">
            <text:p>48.7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8856" calcext:value-type="float">
            <text:p>48.7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1904" calcext:value-type="float">
            <text:p>48.7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5808" calcext:value-type="float">
            <text:p>48.7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5808" calcext:value-type="float">
            <text:p>48.7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9712" calcext:value-type="float">
            <text:p>48.7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0568" calcext:value-type="float">
            <text:p>48.7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4472" calcext:value-type="float">
            <text:p>48.7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1424" calcext:value-type="float">
            <text:p>48.7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228" calcext:value-type="float">
            <text:p>48.7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3136" calcext:value-type="float">
            <text:p>48.7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9232" calcext:value-type="float">
            <text:p>48.7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228" calcext:value-type="float">
            <text:p>48.7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9232" calcext:value-type="float">
            <text:p>48.7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3136" calcext:value-type="float">
            <text:p>48.7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4848" calcext:value-type="float">
            <text:p>48.6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4848" calcext:value-type="float">
            <text:p>48.6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4848" calcext:value-type="float">
            <text:p>48.6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4848" calcext:value-type="float">
            <text:p>48.6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8752" calcext:value-type="float">
            <text:p>48.6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8752" calcext:value-type="float">
            <text:p>48.6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5704" calcext:value-type="float">
            <text:p>48.6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656" calcext:value-type="float">
            <text:p>48.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0464" calcext:value-type="float">
            <text:p>48.6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7416" calcext:value-type="float">
            <text:p>48.6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4368" calcext:value-type="float">
            <text:p>48.6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132" calcext:value-type="float">
            <text:p>48.6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8272" calcext:value-type="float">
            <text:p>48.6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5224" calcext:value-type="float">
            <text:p>48.6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6936" calcext:value-type="float">
            <text:p>48.6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3888" calcext:value-type="float">
            <text:p>48.6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4744" calcext:value-type="float">
            <text:p>48.6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2552" calcext:value-type="float">
            <text:p>48.6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2552" calcext:value-type="float">
            <text:p>48.6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6456" calcext:value-type="float">
            <text:p>48.6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036" calcext:value-type="float">
            <text:p>48.6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8168" calcext:value-type="float">
            <text:p>48.5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9024" calcext:value-type="float">
            <text:p>48.5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9024" calcext:value-type="float">
            <text:p>48.5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2928" calcext:value-type="float">
            <text:p>48.5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2928" calcext:value-type="float">
            <text:p>48.5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988" calcext:value-type="float">
            <text:p>48.5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0736" calcext:value-type="float">
            <text:p>48.5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2448" calcext:value-type="float">
            <text:p>48.5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3304" calcext:value-type="float">
            <text:p>48.5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1112" calcext:value-type="float">
            <text:p>48.5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892" calcext:value-type="float">
            <text:p>48.5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892" calcext:value-type="float">
            <text:p>48.5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892" calcext:value-type="float">
            <text:p>48.5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9776" calcext:value-type="float">
            <text:p>48.4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2824" calcext:value-type="float">
            <text:p>48.5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5016" calcext:value-type="float">
            <text:p>48.5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1968" calcext:value-type="float">
            <text:p>48.5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0632" calcext:value-type="float">
            <text:p>48.4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844" calcext:value-type="float">
            <text:p>48.4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5392" calcext:value-type="float">
            <text:p>48.4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844" calcext:value-type="float">
            <text:p>48.4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5392" calcext:value-type="float">
            <text:p>48.4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2344" calcext:value-type="float">
            <text:p>48.4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4056" calcext:value-type="float">
            <text:p>48.4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4056" calcext:value-type="float">
            <text:p>48.4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7104" calcext:value-type="float">
            <text:p>48.4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4056" calcext:value-type="float">
            <text:p>48.4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1864" calcext:value-type="float">
            <text:p>48.4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6624" calcext:value-type="float">
            <text:p>48.4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748" calcext:value-type="float">
            <text:p>48.4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8336" calcext:value-type="float">
            <text:p>48.4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3096" calcext:value-type="float">
            <text:p>48.3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3952" calcext:value-type="float">
            <text:p>48.3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7856" calcext:value-type="float">
            <text:p>48.3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4808" calcext:value-type="float">
            <text:p>48.3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7856" calcext:value-type="float">
            <text:p>48.3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4808" calcext:value-type="float">
            <text:p>48.3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7" calcext:value-type="float">
            <text:p>48.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7" calcext:value-type="float">
            <text:p>48.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0904" calcext:value-type="float">
            <text:p>48.3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7" calcext:value-type="float">
            <text:p>48.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0904" calcext:value-type="float">
            <text:p>48.3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4808" calcext:value-type="float">
            <text:p>48.3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7856" calcext:value-type="float">
            <text:p>48.3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8712" calcext:value-type="float">
            <text:p>48.3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3472" calcext:value-type="float">
            <text:p>48.3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2136" calcext:value-type="float">
            <text:p>48.3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9088" calcext:value-type="float">
            <text:p>48.3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5184" calcext:value-type="float">
            <text:p>48.3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5664" calcext:value-type="float">
            <text:p>48.3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9568" calcext:value-type="float">
            <text:p>48.3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0424" calcext:value-type="float">
            <text:p>48.3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0424" calcext:value-type="float">
            <text:p>48.3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652" calcext:value-type="float">
            <text:p>48.3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9568" calcext:value-type="float">
            <text:p>48.3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652" calcext:value-type="float">
            <text:p>48.3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9568" calcext:value-type="float">
            <text:p>48.3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652" calcext:value-type="float">
            <text:p>48.3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0424" calcext:value-type="float">
            <text:p>48.3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652" calcext:value-type="float">
            <text:p>48.3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2616" calcext:value-type="float">
            <text:p>48.3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2616" calcext:value-type="float">
            <text:p>48.3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0424" calcext:value-type="float">
            <text:p>48.3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2136" calcext:value-type="float">
            <text:p>48.3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5664" calcext:value-type="float">
            <text:p>48.3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7856" calcext:value-type="float">
            <text:p>48.3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3952" calcext:value-type="float">
            <text:p>48.3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4808" calcext:value-type="float">
            <text:p>48.3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8712" calcext:value-type="float">
            <text:p>48.3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3472" calcext:value-type="float">
            <text:p>48.3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0424" calcext:value-type="float">
            <text:p>48.3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0424" calcext:value-type="float">
            <text:p>48.3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3472" calcext:value-type="float">
            <text:p>48.3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0424" calcext:value-type="float">
            <text:p>48.3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4328" calcext:value-type="float">
            <text:p>48.3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4328" calcext:value-type="float">
            <text:p>48.3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3848" calcext:value-type="float">
            <text:p>48.3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9944" calcext:value-type="float">
            <text:p>48.3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5184" calcext:value-type="float">
            <text:p>48.3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5184" calcext:value-type="float">
            <text:p>48.3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604" calcext:value-type="float">
            <text:p>48.3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2136" calcext:value-type="float">
            <text:p>48.3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2136" calcext:value-type="float">
            <text:p>48.3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4328" calcext:value-type="float">
            <text:p>48.3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4328" calcext:value-type="float">
            <text:p>48.3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8232" calcext:value-type="float">
            <text:p>48.3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5184" calcext:value-type="float">
            <text:p>48.3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2992" calcext:value-type="float">
            <text:p>48.3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3472" calcext:value-type="float">
            <text:p>48.3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3472" calcext:value-type="float">
            <text:p>48.3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4808" calcext:value-type="float">
            <text:p>48.3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0904" calcext:value-type="float">
            <text:p>48.3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0904" calcext:value-type="float">
            <text:p>48.3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3952" calcext:value-type="float">
            <text:p>48.3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3952" calcext:value-type="float">
            <text:p>48.3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0904" calcext:value-type="float">
            <text:p>48.3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7" calcext:value-type="float">
            <text:p>48.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7" calcext:value-type="float">
            <text:p>48.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2616" calcext:value-type="float">
            <text:p>48.3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7" calcext:value-type="float">
            <text:p>48.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3096" calcext:value-type="float">
            <text:p>48.3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9192" calcext:value-type="float">
            <text:p>48.3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0048" calcext:value-type="float">
            <text:p>48.3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9568" calcext:value-type="float">
            <text:p>48.3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8712" calcext:value-type="float">
            <text:p>48.3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7" calcext:value-type="float">
            <text:p>48.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3952" calcext:value-type="float">
            <text:p>48.3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8712" calcext:value-type="float">
            <text:p>48.3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0424" calcext:value-type="float">
            <text:p>48.3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4328" calcext:value-type="float">
            <text:p>48.3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9568" calcext:value-type="float">
            <text:p>48.3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7376" calcext:value-type="float">
            <text:p>48.3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6144" calcext:value-type="float">
            <text:p>48.3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9192" calcext:value-type="float">
            <text:p>48.3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7" calcext:value-type="float">
            <text:p>48.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3096" calcext:value-type="float">
            <text:p>48.3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6144" calcext:value-type="float">
            <text:p>48.3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7856" calcext:value-type="float">
            <text:p>48.3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3952" calcext:value-type="float">
            <text:p>48.3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0048" calcext:value-type="float">
            <text:p>48.3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0048" calcext:value-type="float">
            <text:p>48.3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0904" calcext:value-type="float">
            <text:p>48.3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0904" calcext:value-type="float">
            <text:p>48.3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3952" calcext:value-type="float">
            <text:p>48.3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7" calcext:value-type="float">
            <text:p>48.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3952" calcext:value-type="float">
            <text:p>48.3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7856" calcext:value-type="float">
            <text:p>48.3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4808" calcext:value-type="float">
            <text:p>48.3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0904" calcext:value-type="float">
            <text:p>48.3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4808" calcext:value-type="float">
            <text:p>48.3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4328" calcext:value-type="float">
            <text:p>48.3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3952" calcext:value-type="float">
            <text:p>48.3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3952" calcext:value-type="float">
            <text:p>48.3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3952" calcext:value-type="float">
            <text:p>48.3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0904" calcext:value-type="float">
            <text:p>48.3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7856" calcext:value-type="float">
            <text:p>48.3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0904" calcext:value-type="float">
            <text:p>48.3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8712" calcext:value-type="float">
            <text:p>48.3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3472" calcext:value-type="float">
            <text:p>48.3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748" calcext:value-type="float">
            <text:p>48.4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748" calcext:value-type="float">
            <text:p>48.4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1384" calcext:value-type="float">
            <text:p>48.4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4432" calcext:value-type="float">
            <text:p>48.4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3576" calcext:value-type="float">
            <text:p>48.4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748" calcext:value-type="float">
            <text:p>48.4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6144" calcext:value-type="float">
            <text:p>48.3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8336" calcext:value-type="float">
            <text:p>48.4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0528" calcext:value-type="float">
            <text:p>48.4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9672" calcext:value-type="float">
            <text:p>48.4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5768" calcext:value-type="float">
            <text:p>48.4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5768" calcext:value-type="float">
            <text:p>48.4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4912" calcext:value-type="float">
            <text:p>48.4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1864" calcext:value-type="float">
            <text:p>48.4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9672" calcext:value-type="float">
            <text:p>48.4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5288" calcext:value-type="float">
            <text:p>48.4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3096" calcext:value-type="float">
            <text:p>48.3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6144" calcext:value-type="float">
            <text:p>48.3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6144" calcext:value-type="float">
            <text:p>48.3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3096" calcext:value-type="float">
            <text:p>48.3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0048" calcext:value-type="float">
            <text:p>48.3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0048" calcext:value-type="float">
            <text:p>48.3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748" calcext:value-type="float">
            <text:p>48.4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748" calcext:value-type="float">
            <text:p>48.4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5768" calcext:value-type="float">
            <text:p>48.4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5768" calcext:value-type="float">
            <text:p>48.4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1864" calcext:value-type="float">
            <text:p>48.4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6624" calcext:value-type="float">
            <text:p>48.4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4432" calcext:value-type="float">
            <text:p>48.4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748" calcext:value-type="float">
            <text:p>48.4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748" calcext:value-type="float">
            <text:p>48.4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8336" calcext:value-type="float">
            <text:p>48.4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9192" calcext:value-type="float">
            <text:p>48.3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9672" calcext:value-type="float">
            <text:p>48.4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4432" calcext:value-type="float">
            <text:p>48.4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9192" calcext:value-type="float">
            <text:p>48.3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748" calcext:value-type="float">
            <text:p>48.4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3576" calcext:value-type="float">
            <text:p>48.4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748" calcext:value-type="float">
            <text:p>48.4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5288" calcext:value-type="float">
            <text:p>48.4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1384" calcext:value-type="float">
            <text:p>48.4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5288" calcext:value-type="float">
            <text:p>48.4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0904" calcext:value-type="float">
            <text:p>48.3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9192" calcext:value-type="float">
            <text:p>48.3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9192" calcext:value-type="float">
            <text:p>48.3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7" calcext:value-type="float">
            <text:p>48.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5288" calcext:value-type="float">
            <text:p>48.4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5288" calcext:value-type="float">
            <text:p>48.4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3096" calcext:value-type="float">
            <text:p>48.3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3096" calcext:value-type="float">
            <text:p>48.3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7" calcext:value-type="float">
            <text:p>48.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6144" calcext:value-type="float">
            <text:p>48.3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9192" calcext:value-type="float">
            <text:p>48.3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6144" calcext:value-type="float">
            <text:p>48.3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4808" calcext:value-type="float">
            <text:p>48.3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7376" calcext:value-type="float">
            <text:p>48.3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3096" calcext:value-type="float">
            <text:p>48.3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3096" calcext:value-type="float">
            <text:p>48.3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4808" calcext:value-type="float">
            <text:p>48.3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7376" calcext:value-type="float">
            <text:p>48.3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9568" calcext:value-type="float">
            <text:p>48.3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7856" calcext:value-type="float">
            <text:p>48.3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3096" calcext:value-type="float">
            <text:p>48.3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9192" calcext:value-type="float">
            <text:p>48.3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6144" calcext:value-type="float">
            <text:p>48.3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7856" calcext:value-type="float">
            <text:p>48.3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652" calcext:value-type="float">
            <text:p>48.3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9568" calcext:value-type="float">
            <text:p>48.3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7376" calcext:value-type="float">
            <text:p>48.3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2992" calcext:value-type="float">
            <text:p>48.3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9088" calcext:value-type="float">
            <text:p>48.3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8712" calcext:value-type="float">
            <text:p>48.3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0048" calcext:value-type="float">
            <text:p>48.3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3096" calcext:value-type="float">
            <text:p>48.3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0048" calcext:value-type="float">
            <text:p>48.3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6144" calcext:value-type="float">
            <text:p>48.3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3096" calcext:value-type="float">
            <text:p>48.3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7" calcext:value-type="float">
            <text:p>48.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0904" calcext:value-type="float">
            <text:p>48.3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5664" calcext:value-type="float">
            <text:p>48.3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652" calcext:value-type="float">
            <text:p>48.3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5664" calcext:value-type="float">
            <text:p>48.3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9568" calcext:value-type="float">
            <text:p>48.3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4808" calcext:value-type="float">
            <text:p>48.3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0424" calcext:value-type="float">
            <text:p>48.3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2136" calcext:value-type="float">
            <text:p>48.3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3472" calcext:value-type="float">
            <text:p>48.3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652" calcext:value-type="float">
            <text:p>48.3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652" calcext:value-type="float">
            <text:p>48.3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3472" calcext:value-type="float">
            <text:p>48.3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0424" calcext:value-type="float">
            <text:p>48.3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2136" calcext:value-type="float">
            <text:p>48.3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2992" calcext:value-type="float">
            <text:p>48.3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8232" calcext:value-type="float">
            <text:p>48.3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4328" calcext:value-type="float">
            <text:p>48.3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604" calcext:value-type="float">
            <text:p>48.3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9944" calcext:value-type="float">
            <text:p>48.3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8608" calcext:value-type="float">
            <text:p>48.2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3848" calcext:value-type="float">
            <text:p>48.3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3848" calcext:value-type="float">
            <text:p>48.3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3848" calcext:value-type="float">
            <text:p>48.3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3848" calcext:value-type="float">
            <text:p>48.3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7752" calcext:value-type="float">
            <text:p>48.3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1656" calcext:value-type="float">
            <text:p>48.3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7272" calcext:value-type="float">
            <text:p>48.2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4224" calcext:value-type="float">
            <text:p>48.2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4224" calcext:value-type="float">
            <text:p>48.2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4224" calcext:value-type="float">
            <text:p>48.2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7272" calcext:value-type="float">
            <text:p>48.2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7272" calcext:value-type="float">
            <text:p>48.2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2032" calcext:value-type="float">
            <text:p>48.2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8984" calcext:value-type="float">
            <text:p>48.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508" calcext:value-type="float">
            <text:p>48.2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508" calcext:value-type="float">
            <text:p>48.2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2032" calcext:value-type="float">
            <text:p>48.2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0696" calcext:value-type="float">
            <text:p>48.2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2408" calcext:value-type="float">
            <text:p>48.2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8504" calcext:value-type="float">
            <text:p>48.2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8504" calcext:value-type="float">
            <text:p>48.2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8504" calcext:value-type="float">
            <text:p>48.2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1552" calcext:value-type="float">
            <text:p>48.2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6312" calcext:value-type="float">
            <text:p>48.2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2408" calcext:value-type="float">
            <text:p>48.2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5456" calcext:value-type="float">
            <text:p>48.2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6312" calcext:value-type="float">
            <text:p>48.2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7168" calcext:value-type="float">
            <text:p>48.2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2784" calcext:value-type="float">
            <text:p>48.1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2784" calcext:value-type="float">
            <text:p>48.1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2784" calcext:value-type="float">
            <text:p>48.1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2784" calcext:value-type="float">
            <text:p>48.1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0592" calcext:value-type="float">
            <text:p>48.1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364" calcext:value-type="float">
            <text:p>48.1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6688" calcext:value-type="float">
            <text:p>48.1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0592" calcext:value-type="float">
            <text:p>48.1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4496" calcext:value-type="float">
            <text:p>48.1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9256" calcext:value-type="float">
            <text:p>48.1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2784" calcext:value-type="float">
            <text:p>48.1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6688" calcext:value-type="float">
            <text:p>48.1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4496" calcext:value-type="float">
            <text:p>48.1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9736" calcext:value-type="float">
            <text:p>48.1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6688" calcext:value-type="float">
            <text:p>48.1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2784" calcext:value-type="float">
            <text:p>48.1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2784" calcext:value-type="float">
            <text:p>48.1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7544" calcext:value-type="float">
            <text:p>48.1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1448" calcext:value-type="float">
            <text:p>48.1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0592" calcext:value-type="float">
            <text:p>48.1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0592" calcext:value-type="float">
            <text:p>48.1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0592" calcext:value-type="float">
            <text:p>48.1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2304" calcext:value-type="float">
            <text:p>48.1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9256" calcext:value-type="float">
            <text:p>48.1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2304" calcext:value-type="float">
            <text:p>48.1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9256" calcext:value-type="float">
            <text:p>48.1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9256" calcext:value-type="float">
            <text:p>48.1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316" calcext:value-type="float">
            <text:p>48.1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1824" calcext:value-type="float">
            <text:p>48.1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5728" calcext:value-type="float">
            <text:p>48.1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5728" calcext:value-type="float">
            <text:p>48.1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8296" calcext:value-type="float">
            <text:p>48.0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22" calcext:value-type="float">
            <text:p>48.0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0008" calcext:value-type="float">
            <text:p>48.0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3912" calcext:value-type="float">
            <text:p>48.0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7816" calcext:value-type="float">
            <text:p>48.0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8672" calcext:value-type="float">
            <text:p>48.0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2576" calcext:value-type="float">
            <text:p>48.0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124" calcext:value-type="float">
            <text:p>48.0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8192" calcext:value-type="float">
            <text:p>48.0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8192" calcext:value-type="float">
            <text:p>48.0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5144" calcext:value-type="float">
            <text:p>48.0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2952" calcext:value-type="float">
            <text:p>48.0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9048" calcext:value-type="float">
            <text:p>48.0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4288" calcext:value-type="float">
            <text:p>48.0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8192" calcext:value-type="float">
            <text:p>48.0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8192" calcext:value-type="float">
            <text:p>48.0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5144" calcext:value-type="float">
            <text:p>48.0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2096" calcext:value-type="float">
            <text:p>48.0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2096" calcext:value-type="float">
            <text:p>48.0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3808" calcext:value-type="float">
            <text:p>47.9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4664" calcext:value-type="float">
            <text:p>47.9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8568" calcext:value-type="float">
            <text:p>47.9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1616" calcext:value-type="float">
            <text:p>47.9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8568" calcext:value-type="float">
            <text:p>47.9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9424" calcext:value-type="float">
            <text:p>47.9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028" calcext:value-type="float">
            <text:p>47.9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7232" calcext:value-type="float">
            <text:p>47.9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1136" calcext:value-type="float">
            <text:p>47.9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1992" calcext:value-type="float">
            <text:p>47.9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8944" calcext:value-type="float">
            <text:p>47.9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5896" calcext:value-type="float">
            <text:p>47.9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3704" calcext:value-type="float">
            <text:p>47.9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8464" calcext:value-type="float">
            <text:p>47.9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6272" calcext:value-type="float">
            <text:p>47.8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3224" calcext:value-type="float">
            <text:p>47.8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5416" calcext:value-type="float">
            <text:p>47.9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932" calcext:value-type="float">
            <text:p>47.8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5416" calcext:value-type="float">
            <text:p>47.9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3224" calcext:value-type="float">
            <text:p>47.8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7128" calcext:value-type="float">
            <text:p>47.8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1032" calcext:value-type="float">
            <text:p>47.8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1888" calcext:value-type="float">
            <text:p>47.8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7128" calcext:value-type="float">
            <text:p>47.8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0176" calcext:value-type="float">
            <text:p>47.8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0176" calcext:value-type="float">
            <text:p>47.8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7128" calcext:value-type="float">
            <text:p>47.8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1032" calcext:value-type="float">
            <text:p>47.8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884" calcext:value-type="float">
            <text:p>47.8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7504" calcext:value-type="float">
            <text:p>47.8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0552" calcext:value-type="float">
            <text:p>47.8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6648" calcext:value-type="float">
            <text:p>47.8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836" calcext:value-type="float">
            <text:p>47.8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5312" calcext:value-type="float">
            <text:p>47.8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9216" calcext:value-type="float">
            <text:p>47.8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9216" calcext:value-type="float">
            <text:p>47.8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9216" calcext:value-type="float">
            <text:p>47.8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6168" calcext:value-type="float">
            <text:p>47.8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3976" calcext:value-type="float">
            <text:p>47.8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788" calcext:value-type="float">
            <text:p>47.8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4832" calcext:value-type="float">
            <text:p>47.8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1784" calcext:value-type="float">
            <text:p>47.8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5688" calcext:value-type="float">
            <text:p>47.7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4832" calcext:value-type="float">
            <text:p>47.8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0928" calcext:value-type="float">
            <text:p>47.8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1784" calcext:value-type="float">
            <text:p>47.8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3496" calcext:value-type="float">
            <text:p>47.7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3496" calcext:value-type="float">
            <text:p>47.7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0448" calcext:value-type="float">
            <text:p>47.7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4352" calcext:value-type="float">
            <text:p>47.7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9112" calcext:value-type="float">
            <text:p>47.7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6544" calcext:value-type="float">
            <text:p>47.7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0448" calcext:value-type="float">
            <text:p>47.7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74" calcext:value-type="float">
            <text:p>47.7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6544" calcext:value-type="float">
            <text:p>47.7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3496" calcext:value-type="float">
            <text:p>47.7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3496" calcext:value-type="float">
            <text:p>47.7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3496" calcext:value-type="float">
            <text:p>47.7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74" calcext:value-type="float">
            <text:p>47.7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9592" calcext:value-type="float">
            <text:p>47.7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9592" calcext:value-type="float">
            <text:p>47.7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9592" calcext:value-type="float">
            <text:p>47.7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0448" calcext:value-type="float">
            <text:p>47.7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9592" calcext:value-type="float">
            <text:p>47.7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74" calcext:value-type="float">
            <text:p>47.7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0448" calcext:value-type="float">
            <text:p>47.7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3496" calcext:value-type="float">
            <text:p>47.7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4352" calcext:value-type="float">
            <text:p>47.7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3496" calcext:value-type="float">
            <text:p>47.7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3496" calcext:value-type="float">
            <text:p>47.7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6064" calcext:value-type="float">
            <text:p>47.7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9968" calcext:value-type="float">
            <text:p>47.7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9968" calcext:value-type="float">
            <text:p>47.7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2536" calcext:value-type="float">
            <text:p>47.7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5584" calcext:value-type="float">
            <text:p>47.7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5584" calcext:value-type="float">
            <text:p>47.7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7776" calcext:value-type="float">
            <text:p>47.7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7776" calcext:value-type="float">
            <text:p>47.7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5584" calcext:value-type="float">
            <text:p>47.7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2536" calcext:value-type="float">
            <text:p>47.7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0344" calcext:value-type="float">
            <text:p>47.7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7296" calcext:value-type="float">
            <text:p>47.7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644" calcext:value-type="float">
            <text:p>47.7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2536" calcext:value-type="float">
            <text:p>47.7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9488" calcext:value-type="float">
            <text:p>47.7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4728" calcext:value-type="float">
            <text:p>47.7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692" calcext:value-type="float">
            <text:p>47.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3016" calcext:value-type="float">
            <text:p>47.7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3872" calcext:value-type="float">
            <text:p>47.7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3872" calcext:value-type="float">
            <text:p>47.7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3872" calcext:value-type="float">
            <text:p>47.7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0824" calcext:value-type="float">
            <text:p>47.7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8632" calcext:value-type="float">
            <text:p>47.7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644" calcext:value-type="float">
            <text:p>47.7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8256" calcext:value-type="float">
            <text:p>47.7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5688" calcext:value-type="float">
            <text:p>47.7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1784" calcext:value-type="float">
            <text:p>47.8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1304" calcext:value-type="float">
            <text:p>47.7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1304" calcext:value-type="float">
            <text:p>47.7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1304" calcext:value-type="float">
            <text:p>47.7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8256" calcext:value-type="float">
            <text:p>47.7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9112" calcext:value-type="float">
            <text:p>47.7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6064" calcext:value-type="float">
            <text:p>47.7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3016" calcext:value-type="float">
            <text:p>47.7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6064" calcext:value-type="float">
            <text:p>47.7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3872" calcext:value-type="float">
            <text:p>47.7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1304" calcext:value-type="float">
            <text:p>47.7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8256" calcext:value-type="float">
            <text:p>47.7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5208" calcext:value-type="float">
            <text:p>47.7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6064" calcext:value-type="float">
            <text:p>47.7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5208" calcext:value-type="float">
            <text:p>47.7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0448" calcext:value-type="float">
            <text:p>47.7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1304" calcext:value-type="float">
            <text:p>47.7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5208" calcext:value-type="float">
            <text:p>47.7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8256" calcext:value-type="float">
            <text:p>47.7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8256" calcext:value-type="float">
            <text:p>47.7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5208" calcext:value-type="float">
            <text:p>47.7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9112" calcext:value-type="float">
            <text:p>47.7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3872" calcext:value-type="float">
            <text:p>47.7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692" calcext:value-type="float">
            <text:p>47.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692" calcext:value-type="float">
            <text:p>47.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9112" calcext:value-type="float">
            <text:p>47.7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9112" calcext:value-type="float">
            <text:p>47.7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9112" calcext:value-type="float">
            <text:p>47.7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9112" calcext:value-type="float">
            <text:p>47.7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9112" calcext:value-type="float">
            <text:p>47.7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9112" calcext:value-type="float">
            <text:p>47.7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5208" calcext:value-type="float">
            <text:p>47.7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1304" calcext:value-type="float">
            <text:p>47.7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1304" calcext:value-type="float">
            <text:p>47.7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6064" calcext:value-type="float">
            <text:p>47.7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74" calcext:value-type="float">
            <text:p>47.7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9592" calcext:value-type="float">
            <text:p>47.7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9592" calcext:value-type="float">
            <text:p>47.7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3496" calcext:value-type="float">
            <text:p>47.7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74" calcext:value-type="float">
            <text:p>47.7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6064" calcext:value-type="float">
            <text:p>47.7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0824" calcext:value-type="float">
            <text:p>47.7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4352" calcext:value-type="float">
            <text:p>47.7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5688" calcext:value-type="float">
            <text:p>47.7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3496" calcext:value-type="float">
            <text:p>47.7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4352" calcext:value-type="float">
            <text:p>47.7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0448" calcext:value-type="float">
            <text:p>47.7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9592" calcext:value-type="float">
            <text:p>47.7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9592" calcext:value-type="float">
            <text:p>47.7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3496" calcext:value-type="float">
            <text:p>47.7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4352" calcext:value-type="float">
            <text:p>47.7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8736" calcext:value-type="float">
            <text:p>47.7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9592" calcext:value-type="float">
            <text:p>47.7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0448" calcext:value-type="float">
            <text:p>47.7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4352" calcext:value-type="float">
            <text:p>47.7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8256" calcext:value-type="float">
            <text:p>47.7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4352" calcext:value-type="float">
            <text:p>47.7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4352" calcext:value-type="float">
            <text:p>47.7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5208" calcext:value-type="float">
            <text:p>47.7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692" calcext:value-type="float">
            <text:p>47.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6064" calcext:value-type="float">
            <text:p>47.7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4352" calcext:value-type="float">
            <text:p>47.7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4352" calcext:value-type="float">
            <text:p>47.7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7776" calcext:value-type="float">
            <text:p>47.7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5584" calcext:value-type="float">
            <text:p>47.7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4728" calcext:value-type="float">
            <text:p>47.7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8632" calcext:value-type="float">
            <text:p>47.7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4728" calcext:value-type="float">
            <text:p>47.7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3872" calcext:value-type="float">
            <text:p>47.7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0824" calcext:value-type="float">
            <text:p>47.7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8632" calcext:value-type="float">
            <text:p>47.7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3016" calcext:value-type="float">
            <text:p>47.7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9968" calcext:value-type="float">
            <text:p>47.7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8632" calcext:value-type="float">
            <text:p>47.7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9112" calcext:value-type="float">
            <text:p>47.7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74" calcext:value-type="float">
            <text:p>47.7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7024" calcext:value-type="float">
            <text:p>47.8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1784" calcext:value-type="float">
            <text:p>47.8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4832" calcext:value-type="float">
            <text:p>47.8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4832" calcext:value-type="float">
            <text:p>47.8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6544" calcext:value-type="float">
            <text:p>47.7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74" calcext:value-type="float">
            <text:p>47.7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5688" calcext:value-type="float">
            <text:p>47.7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8736" calcext:value-type="float">
            <text:p>47.7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3496" calcext:value-type="float">
            <text:p>47.7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5688" calcext:value-type="float">
            <text:p>47.7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5688" calcext:value-type="float">
            <text:p>47.7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6544" calcext:value-type="float">
            <text:p>47.7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3496" calcext:value-type="float">
            <text:p>47.7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0928" calcext:value-type="float">
            <text:p>47.8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788" calcext:value-type="float">
            <text:p>47.8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5688" calcext:value-type="float">
            <text:p>47.7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788" calcext:value-type="float">
            <text:p>47.8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788" calcext:value-type="float">
            <text:p>47.8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1784" calcext:value-type="float">
            <text:p>47.8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8736" calcext:value-type="float">
            <text:p>47.7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3496" calcext:value-type="float">
            <text:p>47.7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1408" calcext:value-type="float">
            <text:p>47.8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4456" calcext:value-type="float">
            <text:p>47.8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836" calcext:value-type="float">
            <text:p>47.8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6168" calcext:value-type="float">
            <text:p>47.8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3976" calcext:value-type="float">
            <text:p>47.8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6168" calcext:value-type="float">
            <text:p>47.8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6168" calcext:value-type="float">
            <text:p>47.8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9216" calcext:value-type="float">
            <text:p>47.8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1408" calcext:value-type="float">
            <text:p>47.8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1408" calcext:value-type="float">
            <text:p>47.8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8736" calcext:value-type="float">
            <text:p>47.7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7024" calcext:value-type="float">
            <text:p>47.8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3976" calcext:value-type="float">
            <text:p>47.8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6168" calcext:value-type="float">
            <text:p>47.8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6168" calcext:value-type="float">
            <text:p>47.8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9216" calcext:value-type="float">
            <text:p>47.8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9216" calcext:value-type="float">
            <text:p>47.8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6168" calcext:value-type="float">
            <text:p>47.8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5688" calcext:value-type="float">
            <text:p>47.7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6544" calcext:value-type="float">
            <text:p>47.7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836" calcext:value-type="float">
            <text:p>47.8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836" calcext:value-type="float">
            <text:p>47.8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5312" calcext:value-type="float">
            <text:p>47.8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0072" calcext:value-type="float">
            <text:p>47.8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3976" calcext:value-type="float">
            <text:p>47.8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0072" calcext:value-type="float">
            <text:p>47.8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0072" calcext:value-type="float">
            <text:p>47.8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4832" calcext:value-type="float">
            <text:p>47.8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788" calcext:value-type="float">
            <text:p>47.8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4832" calcext:value-type="float">
            <text:p>47.8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9592" calcext:value-type="float">
            <text:p>47.7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788" calcext:value-type="float">
            <text:p>47.8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788" calcext:value-type="float">
            <text:p>47.8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6544" calcext:value-type="float">
            <text:p>47.7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6544" calcext:value-type="float">
            <text:p>47.7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6544" calcext:value-type="float">
            <text:p>47.7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3976" calcext:value-type="float">
            <text:p>47.8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7024" calcext:value-type="float">
            <text:p>47.8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9592" calcext:value-type="float">
            <text:p>47.7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8736" calcext:value-type="float">
            <text:p>47.7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8736" calcext:value-type="float">
            <text:p>47.7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3496" calcext:value-type="float">
            <text:p>47.7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6544" calcext:value-type="float">
            <text:p>47.7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9592" calcext:value-type="float">
            <text:p>47.7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3496" calcext:value-type="float">
            <text:p>47.7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74" calcext:value-type="float">
            <text:p>47.7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4352" calcext:value-type="float">
            <text:p>47.7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4352" calcext:value-type="float">
            <text:p>47.7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0448" calcext:value-type="float">
            <text:p>47.7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4352" calcext:value-type="float">
            <text:p>47.7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9112" calcext:value-type="float">
            <text:p>47.7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6064" calcext:value-type="float">
            <text:p>47.7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8632" calcext:value-type="float">
            <text:p>47.7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1304" calcext:value-type="float">
            <text:p>47.7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5208" calcext:value-type="float">
            <text:p>47.7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6064" calcext:value-type="float">
            <text:p>47.7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6064" calcext:value-type="float">
            <text:p>47.7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9968" calcext:value-type="float">
            <text:p>47.7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3016" calcext:value-type="float">
            <text:p>47.7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6064" calcext:value-type="float">
            <text:p>47.7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6064" calcext:value-type="float">
            <text:p>47.7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0824" calcext:value-type="float">
            <text:p>47.7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5584" calcext:value-type="float">
            <text:p>47.7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2536" calcext:value-type="float">
            <text:p>47.7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2536" calcext:value-type="float">
            <text:p>47.7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0824" calcext:value-type="float">
            <text:p>47.7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692" calcext:value-type="float">
            <text:p>47.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9968" calcext:value-type="float">
            <text:p>47.7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3872" calcext:value-type="float">
            <text:p>47.7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8632" calcext:value-type="float">
            <text:p>47.7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8632" calcext:value-type="float">
            <text:p>47.7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9488" calcext:value-type="float">
            <text:p>47.7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5104" calcext:value-type="float">
            <text:p>47.6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2056" calcext:value-type="float">
            <text:p>47.6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8152" calcext:value-type="float">
            <text:p>47.6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8152" calcext:value-type="float">
            <text:p>47.6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596" calcext:value-type="float">
            <text:p>47.6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9008" calcext:value-type="float">
            <text:p>47.6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2056" calcext:value-type="float">
            <text:p>47.6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596" calcext:value-type="float">
            <text:p>47.6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3768" calcext:value-type="float">
            <text:p>47.6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7672" calcext:value-type="float">
            <text:p>47.6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6336" calcext:value-type="float">
            <text:p>47.6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9384" calcext:value-type="float">
            <text:p>47.6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2432" calcext:value-type="float">
            <text:p>47.6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9384" calcext:value-type="float">
            <text:p>47.6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6336" calcext:value-type="float">
            <text:p>47.6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9384" calcext:value-type="float">
            <text:p>47.6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9384" calcext:value-type="float">
            <text:p>47.6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5" calcext:value-type="float">
            <text:p>47.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8424" calcext:value-type="float">
            <text:p>47.5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452" calcext:value-type="float">
            <text:p>47.5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7568" calcext:value-type="float">
            <text:p>47.5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452" calcext:value-type="float">
            <text:p>47.5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5376" calcext:value-type="float">
            <text:p>47.5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6232" calcext:value-type="float">
            <text:p>47.5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0136" calcext:value-type="float">
            <text:p>47.5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0136" calcext:value-type="float">
            <text:p>47.5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0136" calcext:value-type="float">
            <text:p>47.5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0136" calcext:value-type="float">
            <text:p>47.5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5376" calcext:value-type="float">
            <text:p>47.5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5376" calcext:value-type="float">
            <text:p>47.5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0136" calcext:value-type="float">
            <text:p>47.5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0136" calcext:value-type="float">
            <text:p>47.5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6232" calcext:value-type="float">
            <text:p>47.5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0136" calcext:value-type="float">
            <text:p>47.5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0136" calcext:value-type="float">
            <text:p>47.5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0136" calcext:value-type="float">
            <text:p>47.5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3832" calcext:value-type="float">
            <text:p>47.4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3832" calcext:value-type="float">
            <text:p>47.4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3832" calcext:value-type="float">
            <text:p>47.4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5544" calcext:value-type="float">
            <text:p>47.4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5544" calcext:value-type="float">
            <text:p>47.4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8592" calcext:value-type="float">
            <text:p>47.4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8592" calcext:value-type="float">
            <text:p>47.4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4208" calcext:value-type="float">
            <text:p>47.3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4208" calcext:value-type="float">
            <text:p>47.3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4208" calcext:value-type="float">
            <text:p>47.3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4208" calcext:value-type="float">
            <text:p>47.3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4208" calcext:value-type="float">
            <text:p>47.3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4208" calcext:value-type="float">
            <text:p>47.3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4208" calcext:value-type="float">
            <text:p>47.3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8968" calcext:value-type="float">
            <text:p>47.3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4584" calcext:value-type="float">
            <text:p>47.3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4584" calcext:value-type="float">
            <text:p>47.3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4584" calcext:value-type="float">
            <text:p>47.3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4584" calcext:value-type="float">
            <text:p>47.3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4584" calcext:value-type="float">
            <text:p>47.3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4584" calcext:value-type="float">
            <text:p>47.3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4584" calcext:value-type="float">
            <text:p>47.3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6296" calcext:value-type="float">
            <text:p>47.3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6296" calcext:value-type="float">
            <text:p>47.3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02" calcext:value-type="float">
            <text:p>47.3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7152" calcext:value-type="float">
            <text:p>47.3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3248" calcext:value-type="float">
            <text:p>47.3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3248" calcext:value-type="float">
            <text:p>47.3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3248" calcext:value-type="float">
            <text:p>47.3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3248" calcext:value-type="float">
            <text:p>47.3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9344" calcext:value-type="float">
            <text:p>47.3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9344" calcext:value-type="float">
            <text:p>47.3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9344" calcext:value-type="float">
            <text:p>47.3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9344" calcext:value-type="float">
            <text:p>47.3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9344" calcext:value-type="float">
            <text:p>47.3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6296" calcext:value-type="float">
            <text:p>47.3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3248" calcext:value-type="float">
            <text:p>47.3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3248" calcext:value-type="float">
            <text:p>47.3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3248" calcext:value-type="float">
            <text:p>47.3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6296" calcext:value-type="float">
            <text:p>47.3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9344" calcext:value-type="float">
            <text:p>47.3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6672" calcext:value-type="float">
            <text:p>47.2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6672" calcext:value-type="float">
            <text:p>47.2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1432" calcext:value-type="float">
            <text:p>47.2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5336" calcext:value-type="float">
            <text:p>47.2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0096" calcext:value-type="float">
            <text:p>47.2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0096" calcext:value-type="float">
            <text:p>47.2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3144" calcext:value-type="float">
            <text:p>47.2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6672" calcext:value-type="float">
            <text:p>47.2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6672" calcext:value-type="float">
            <text:p>47.2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6672" calcext:value-type="float">
            <text:p>47.2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6672" calcext:value-type="float">
            <text:p>47.2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6672" calcext:value-type="float">
            <text:p>47.2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6672" calcext:value-type="float">
            <text:p>47.2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6672" calcext:value-type="float">
            <text:p>47.2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6672" calcext:value-type="float">
            <text:p>47.2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6672" calcext:value-type="float">
            <text:p>47.2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6672" calcext:value-type="float">
            <text:p>47.2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6672" calcext:value-type="float">
            <text:p>47.2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6672" calcext:value-type="float">
            <text:p>47.2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6672" calcext:value-type="float">
            <text:p>47.2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164" calcext:value-type="float">
            <text:p>47.4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972" calcext:value-type="float">
            <text:p>47.2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4208" calcext:value-type="float">
            <text:p>47.3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116" calcext:value-type="float">
            <text:p>47.3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8112" calcext:value-type="float">
            <text:p>47.3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5064" calcext:value-type="float">
            <text:p>47.3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7528" calcext:value-type="float">
            <text:p>47.2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8968" calcext:value-type="float">
            <text:p>47.3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2872" calcext:value-type="float">
            <text:p>47.3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2872" calcext:value-type="float">
            <text:p>47.3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7528" calcext:value-type="float">
            <text:p>47.2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6776" calcext:value-type="float">
            <text:p>47.3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3728" calcext:value-type="float">
            <text:p>47.3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068" calcext:value-type="float">
            <text:p>47.3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7632" calcext:value-type="float">
            <text:p>47.3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7528" calcext:value-type="float">
            <text:p>47.2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1536" calcext:value-type="float">
            <text:p>47.3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1536" calcext:value-type="float">
            <text:p>47.3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9344" calcext:value-type="float">
            <text:p>47.3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02" calcext:value-type="float">
            <text:p>47.3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2288" calcext:value-type="float">
            <text:p>47.2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4104" calcext:value-type="float">
            <text:p>47.3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1056" calcext:value-type="float">
            <text:p>47.3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8008" calcext:value-type="float">
            <text:p>47.3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2288" calcext:value-type="float">
            <text:p>47.2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1912" calcext:value-type="float">
            <text:p>47.3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8864" calcext:value-type="float">
            <text:p>47.2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2288" calcext:value-type="float">
            <text:p>47.2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2768" calcext:value-type="float">
            <text:p>47.2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972" calcext:value-type="float">
            <text:p>47.2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6672" calcext:value-type="float">
            <text:p>47.2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2768" calcext:value-type="float">
            <text:p>47.2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1056" calcext:value-type="float">
            <text:p>47.3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8008" calcext:value-type="float">
            <text:p>47.3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1912" calcext:value-type="float">
            <text:p>47.3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2768" calcext:value-type="float">
            <text:p>47.2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5816" calcext:value-type="float">
            <text:p>47.2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7528" calcext:value-type="float">
            <text:p>47.2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972" calcext:value-type="float">
            <text:p>47.2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972" calcext:value-type="float">
            <text:p>47.2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972" calcext:value-type="float">
            <text:p>47.2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972" calcext:value-type="float">
            <text:p>47.2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972" calcext:value-type="float">
            <text:p>47.2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972" calcext:value-type="float">
            <text:p>47.2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1912" calcext:value-type="float">
            <text:p>47.3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1056" calcext:value-type="float">
            <text:p>47.3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1056" calcext:value-type="float">
            <text:p>47.3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1912" calcext:value-type="float">
            <text:p>47.3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1056" calcext:value-type="float">
            <text:p>47.3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6296" calcext:value-type="float">
            <text:p>47.3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6296" calcext:value-type="float">
            <text:p>47.3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6296" calcext:value-type="float">
            <text:p>47.3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3248" calcext:value-type="float">
            <text:p>47.3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8864" calcext:value-type="float">
            <text:p>47.2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8864" calcext:value-type="float">
            <text:p>47.2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8008" calcext:value-type="float">
            <text:p>47.3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7152" calcext:value-type="float">
            <text:p>47.3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7152" calcext:value-type="float">
            <text:p>47.3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972" calcext:value-type="float">
            <text:p>47.2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7528" calcext:value-type="float">
            <text:p>47.2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7528" calcext:value-type="float">
            <text:p>47.2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6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924" calcext:value-type="float">
            <text:p>47.2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924" calcext:value-type="float">
            <text:p>47.2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0096" calcext:value-type="float">
            <text:p>47.2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0096" calcext:value-type="float">
            <text:p>47.2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0096" calcext:value-type="float">
            <text:p>47.2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0096" calcext:value-type="float">
            <text:p>47.2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3144" calcext:value-type="float">
            <text:p>47.2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9136" calcext:value-type="float">
            <text:p>47.1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9136" calcext:value-type="float">
            <text:p>47.1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9136" calcext:value-type="float">
            <text:p>47.1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2456" calcext:value-type="float">
            <text:p>47.0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9888" calcext:value-type="float">
            <text:p>47.1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9888" calcext:value-type="float">
            <text:p>47.1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7216" calcext:value-type="float">
            <text:p>47.0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1976" calcext:value-type="float">
            <text:p>47.0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9304" calcext:value-type="float">
            <text:p>47.0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2352" calcext:value-type="float">
            <text:p>47.0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2456" calcext:value-type="float">
            <text:p>47.0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636" calcext:value-type="float">
            <text:p>47.0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0264" calcext:value-type="float">
            <text:p>47.0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2832" calcext:value-type="float">
            <text:p>47.0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8072" calcext:value-type="float">
            <text:p>47.0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6256" calcext:value-type="float">
            <text:p>47.0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4064" calcext:value-type="float">
            <text:p>46.9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2352" calcext:value-type="float">
            <text:p>47.0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6256" calcext:value-type="float">
            <text:p>47.0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6256" calcext:value-type="float">
            <text:p>47.0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7112" calcext:value-type="float">
            <text:p>46.9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6256" calcext:value-type="float">
            <text:p>47.0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4064" calcext:value-type="float">
            <text:p>46.9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7112" calcext:value-type="float">
            <text:p>46.9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7112" calcext:value-type="float">
            <text:p>46.9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1016" calcext:value-type="float">
            <text:p>46.9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7112" calcext:value-type="float">
            <text:p>46.9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7112" calcext:value-type="float">
            <text:p>46.9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3584" calcext:value-type="float">
            <text:p>46.9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3584" calcext:value-type="float">
            <text:p>46.9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1392" calcext:value-type="float">
            <text:p>46.9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6152" calcext:value-type="float">
            <text:p>46.9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3104" calcext:value-type="float">
            <text:p>46.9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396" calcext:value-type="float">
            <text:p>46.9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0432" calcext:value-type="float">
            <text:p>46.8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0432" calcext:value-type="float">
            <text:p>46.8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0432" calcext:value-type="float">
            <text:p>46.8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0432" calcext:value-type="float">
            <text:p>46.8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0432" calcext:value-type="float">
            <text:p>46.8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7384" calcext:value-type="float">
            <text:p>46.8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7384" calcext:value-type="float">
            <text:p>46.8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7384" calcext:value-type="float">
            <text:p>46.8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4336" calcext:value-type="float">
            <text:p>46.8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4712" calcext:value-type="float">
            <text:p>46.8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4712" calcext:value-type="float">
            <text:p>46.8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8992" calcext:value-type="float">
            <text:p>46.7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8992" calcext:value-type="float">
            <text:p>46.7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8992" calcext:value-type="float">
            <text:p>46.7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8992" calcext:value-type="float">
            <text:p>46.7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8992" calcext:value-type="float">
            <text:p>46.7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8992" calcext:value-type="float">
            <text:p>46.7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5088" calcext:value-type="float">
            <text:p>46.8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9848" calcext:value-type="float">
            <text:p>46.7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704" calcext:value-type="float">
            <text:p>46.7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3</text:p>
          </table:table-cell>
          <table:table-cell office:value-type="string" calcext:value-type="string">
            <text:p>56H 27 SOW 177C</text:p>
          </table:table-cell>
          <table:table-cell office:value-type="string" calcext:value-type="string">
            <text:p>198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5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982" meta:object-count="0"/>
    <meta:user-defined meta:name="AppVersion">3.0</meta:user-defined>
  </office:meta>
</office:document-meta>
</file>